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3.919cm"/>
    </style:style>
    <style:style style:name="Tabelle1.B" style:family="table-column">
      <style:table-column-properties style:column-width="13.081cm"/>
    </style:style>
    <style:style style:name="Tabelle1.A1" style:family="table-cell">
      <style:table-cell-properties style:vertical-align="middle" fo:padding="0.049cm" fo:border="none"/>
    </style:style>
    <style:style style:name="Tabelle1.B3" style:family="table-cell">
      <style:table-cell-properties fo:padding="0.049cm" fo:border="none"/>
    </style:style>
    <style:style style:name="Tabelle2" style:family="table">
      <style:table-properties style:width="17cm" table:align="left"/>
    </style:style>
    <style:style style:name="Tabelle2.A" style:family="table-column">
      <style:table-column-properties style:column-width="17cm"/>
    </style:style>
    <style:style style:name="Tabelle2.A1" style:family="table-cell">
      <style:table-cell-properties style:vertical-align="middle" fo:padding="0.049cm" fo:border="none"/>
    </style:style>
    <style:style style:name="Tabelle3" style:family="table">
      <style:table-properties style:width="17cm" table:align="left"/>
    </style:style>
    <style:style style:name="Tabelle3.A" style:family="table-column">
      <style:table-column-properties style:column-width="17cm"/>
    </style:style>
    <style:style style:name="Tabelle3.A1" style:family="table-cell">
      <style:table-cell-properties style:vertical-align="middle" fo:padding="0.049cm" fo:border="none"/>
    </style:style>
    <style:style style:name="Tabelle4" style:family="table">
      <style:table-properties style:width="13.614cm" table:align="left"/>
    </style:style>
    <style:style style:name="Tabelle4.A" style:family="table-column">
      <style:table-column-properties style:column-width="13.614cm"/>
    </style:style>
    <style:style style:name="Tabelle4.A1" style:family="table-cell">
      <style:table-cell-properties style:vertical-align="middle" fo:padding="0.049cm" fo:border="none"/>
    </style:style>
    <style:style style:name="P1" style:family="paragraph" style:parent-style-name="Standard" style:list-style-name="L1"/>
    <style:style style:name="P2" style:family="paragraph" style:parent-style-name="Table_20_Contents" style:list-style-name="L2"/>
    <style:style style:name="P3" style:family="paragraph" style:parent-style-name="Table_20_Contents" style:list-style-name="L4"/>
    <style:style style:name="P4" style:family="paragraph" style:parent-style-name="Table_20_Contents" style:list-style-name="L5"/>
    <style:style style:name="P5" style:family="paragraph" style:parent-style-name="Table_20_Contents" style:list-style-name="L6"/>
    <style:style style:name="P6" style:family="paragraph" style:parent-style-name="Table_20_Contents" style:list-style-name="L7"/>
    <style:style style:name="P7" style:family="paragraph" style:parent-style-name="Table_20_Contents" style:list-style-name="L8"/>
    <style:style style:name="P8" style:family="paragraph" style:parent-style-name="Table_20_Contents" style:list-style-name="L9"/>
    <style:style style:name="P9" style:family="paragraph" style:parent-style-name="Table_20_Contents" style:list-style-name="L10"/>
    <style:style style:name="P10" style:family="paragraph" style:parent-style-name="Table_20_Contents" style:list-style-name="L11"/>
    <style:style style:name="P11" style:family="paragraph" style:parent-style-name="Table_20_Contents" style:list-style-name="L12"/>
    <style:style style:name="P12" style:family="paragraph" style:parent-style-name="Table_20_Contents" style:list-style-name="L13"/>
    <style:style style:name="P13" style:family="paragraph" style:parent-style-name="Table_20_Contents" style:list-style-name="L15"/>
    <style:style style:name="P14" style:family="paragraph" style:parent-style-name="Table_20_Contents" style:list-style-name="L16"/>
    <style:style style:name="P15" style:family="paragraph" style:parent-style-name="Table_20_Contents" style:list-style-name="L17"/>
    <style:style style:name="P16" style:family="paragraph" style:parent-style-name="Table_20_Contents" style:list-style-name="L18"/>
    <style:style style:name="P17" style:family="paragraph" style:parent-style-name="Table_20_Contents" style:list-style-name="L19"/>
    <style:style style:name="P18" style:family="paragraph" style:parent-style-name="Table_20_Contents" style:list-style-name="L22"/>
    <style:style style:name="P19" style:family="paragraph" style:parent-style-name="Table_20_Contents" style:list-style-name="L23"/>
    <style:style style:name="P20" style:family="paragraph" style:parent-style-name="Table_20_Contents" style:list-style-name="L24"/>
    <style:style style:name="P21" style:family="paragraph" style:parent-style-name="Table_20_Contents" style:list-style-name="L26"/>
    <style:style style:name="P22" style:family="paragraph" style:parent-style-name="Table_20_Contents" style:list-style-name="L28"/>
    <style:style style:name="P23" style:family="paragraph" style:parent-style-name="Table_20_Contents" style:list-style-name="L29"/>
    <style:style style:name="P24" style:family="paragraph" style:parent-style-name="Table_20_Contents" style:list-style-name="L31"/>
    <style:style style:name="P25" style:family="paragraph" style:parent-style-name="Table_20_Contents">
      <style:text-properties fo:font-size="2pt" style:font-size-asian="2pt" style:font-size-complex="2pt"/>
    </style:style>
    <style:style style:name="P26" style:family="paragraph" style:parent-style-name="Table_20_Contents" style:list-style-name="L32"/>
    <style:style style:name="P27" style:family="paragraph" style:parent-style-name="Table_20_Contents" style:list-style-name="L33"/>
    <style:style style:name="P28" style:family="paragraph" style:parent-style-name="Table_20_Contents" style:list-style-name="L34"/>
    <style:style style:name="P29" style:family="paragraph" style:parent-style-name="Table_20_Contents" style:list-style-name="L1">
      <style:paragraph-properties fo:margin-top="0cm" fo:margin-bottom="0.499cm" loext:contextual-spacing="false"/>
    </style:style>
    <style:style style:name="P30" style:family="paragraph" style:parent-style-name="Table_20_Contents" style:list-style-name="L2">
      <style:paragraph-properties fo:margin-top="0cm" fo:margin-bottom="0.499cm" loext:contextual-spacing="false"/>
    </style:style>
    <style:style style:name="P31" style:family="paragraph" style:parent-style-name="Table_20_Contents" style:list-style-name="L3">
      <style:paragraph-properties fo:margin-top="0cm" fo:margin-bottom="0.499cm" loext:contextual-spacing="false"/>
    </style:style>
    <style:style style:name="P32" style:family="paragraph" style:parent-style-name="Table_20_Contents" style:list-style-name="L4">
      <style:paragraph-properties fo:margin-top="0cm" fo:margin-bottom="0.499cm" loext:contextual-spacing="false"/>
    </style:style>
    <style:style style:name="P33" style:family="paragraph" style:parent-style-name="Table_20_Contents" style:list-style-name="L5">
      <style:paragraph-properties fo:margin-top="0cm" fo:margin-bottom="0.499cm" loext:contextual-spacing="false"/>
    </style:style>
    <style:style style:name="P34" style:family="paragraph" style:parent-style-name="Table_20_Contents" style:list-style-name="L6">
      <style:paragraph-properties fo:margin-top="0cm" fo:margin-bottom="0.499cm" loext:contextual-spacing="false"/>
    </style:style>
    <style:style style:name="P35" style:family="paragraph" style:parent-style-name="Table_20_Contents" style:list-style-name="L7">
      <style:paragraph-properties fo:margin-top="0cm" fo:margin-bottom="0.499cm" loext:contextual-spacing="false"/>
    </style:style>
    <style:style style:name="P36" style:family="paragraph" style:parent-style-name="Table_20_Contents" style:list-style-name="L8">
      <style:paragraph-properties fo:margin-top="0cm" fo:margin-bottom="0.499cm" loext:contextual-spacing="false"/>
    </style:style>
    <style:style style:name="P37" style:family="paragraph" style:parent-style-name="Table_20_Contents" style:list-style-name="L9">
      <style:paragraph-properties fo:margin-top="0cm" fo:margin-bottom="0.499cm" loext:contextual-spacing="false"/>
    </style:style>
    <style:style style:name="P38" style:family="paragraph" style:parent-style-name="Table_20_Contents" style:list-style-name="L10">
      <style:paragraph-properties fo:margin-top="0cm" fo:margin-bottom="0.499cm" loext:contextual-spacing="false"/>
    </style:style>
    <style:style style:name="P39" style:family="paragraph" style:parent-style-name="Table_20_Contents" style:list-style-name="L11">
      <style:paragraph-properties fo:margin-top="0cm" fo:margin-bottom="0.499cm" loext:contextual-spacing="false"/>
    </style:style>
    <style:style style:name="P40" style:family="paragraph" style:parent-style-name="Table_20_Contents" style:list-style-name="L12">
      <style:paragraph-properties fo:margin-top="0cm" fo:margin-bottom="0.499cm" loext:contextual-spacing="false"/>
    </style:style>
    <style:style style:name="P41" style:family="paragraph" style:parent-style-name="Table_20_Contents" style:list-style-name="L13">
      <style:paragraph-properties fo:margin-top="0cm" fo:margin-bottom="0.499cm" loext:contextual-spacing="false"/>
    </style:style>
    <style:style style:name="P42" style:family="paragraph" style:parent-style-name="Table_20_Contents" style:list-style-name="L14">
      <style:paragraph-properties fo:margin-top="0cm" fo:margin-bottom="0.499cm" loext:contextual-spacing="false"/>
    </style:style>
    <style:style style:name="P43" style:family="paragraph" style:parent-style-name="Table_20_Contents" style:list-style-name="L15">
      <style:paragraph-properties fo:margin-top="0cm" fo:margin-bottom="0.499cm" loext:contextual-spacing="false"/>
    </style:style>
    <style:style style:name="P44" style:family="paragraph" style:parent-style-name="Table_20_Contents" style:list-style-name="L16">
      <style:paragraph-properties fo:margin-top="0cm" fo:margin-bottom="0.499cm" loext:contextual-spacing="false"/>
    </style:style>
    <style:style style:name="P45" style:family="paragraph" style:parent-style-name="Table_20_Contents" style:list-style-name="L17">
      <style:paragraph-properties fo:margin-top="0cm" fo:margin-bottom="0.499cm" loext:contextual-spacing="false"/>
    </style:style>
    <style:style style:name="P46" style:family="paragraph" style:parent-style-name="Table_20_Contents" style:list-style-name="L18">
      <style:paragraph-properties fo:margin-top="0cm" fo:margin-bottom="0.499cm" loext:contextual-spacing="false"/>
    </style:style>
    <style:style style:name="P47" style:family="paragraph" style:parent-style-name="Table_20_Contents" style:list-style-name="L19">
      <style:paragraph-properties fo:margin-top="0cm" fo:margin-bottom="0.499cm" loext:contextual-spacing="false"/>
    </style:style>
    <style:style style:name="P48" style:family="paragraph" style:parent-style-name="Table_20_Contents" style:list-style-name="L20">
      <style:paragraph-properties fo:margin-top="0cm" fo:margin-bottom="0.499cm" loext:contextual-spacing="false"/>
    </style:style>
    <style:style style:name="P49" style:family="paragraph" style:parent-style-name="Table_20_Contents" style:list-style-name="L21">
      <style:paragraph-properties fo:margin-top="0cm" fo:margin-bottom="0.499cm" loext:contextual-spacing="false"/>
    </style:style>
    <style:style style:name="P50" style:family="paragraph" style:parent-style-name="Table_20_Contents" style:list-style-name="L22">
      <style:paragraph-properties fo:margin-top="0cm" fo:margin-bottom="0.499cm" loext:contextual-spacing="false"/>
    </style:style>
    <style:style style:name="P51" style:family="paragraph" style:parent-style-name="Table_20_Contents" style:list-style-name="L23">
      <style:paragraph-properties fo:margin-top="0cm" fo:margin-bottom="0.499cm" loext:contextual-spacing="false"/>
    </style:style>
    <style:style style:name="P52" style:family="paragraph" style:parent-style-name="Table_20_Contents" style:list-style-name="L24">
      <style:paragraph-properties fo:margin-top="0cm" fo:margin-bottom="0.499cm" loext:contextual-spacing="false"/>
    </style:style>
    <style:style style:name="P53" style:family="paragraph" style:parent-style-name="Table_20_Contents" style:list-style-name="L25">
      <style:paragraph-properties fo:margin-top="0cm" fo:margin-bottom="0.499cm" loext:contextual-spacing="false"/>
    </style:style>
    <style:style style:name="P54" style:family="paragraph" style:parent-style-name="Table_20_Contents" style:list-style-name="L26">
      <style:paragraph-properties fo:margin-top="0cm" fo:margin-bottom="0.499cm" loext:contextual-spacing="false"/>
    </style:style>
    <style:style style:name="P55" style:family="paragraph" style:parent-style-name="Table_20_Contents" style:list-style-name="L27">
      <style:paragraph-properties fo:margin-top="0cm" fo:margin-bottom="0.499cm" loext:contextual-spacing="false"/>
    </style:style>
    <style:style style:name="P56" style:family="paragraph" style:parent-style-name="Table_20_Contents" style:list-style-name="L28">
      <style:paragraph-properties fo:margin-top="0cm" fo:margin-bottom="0.499cm" loext:contextual-spacing="false"/>
    </style:style>
    <style:style style:name="P57" style:family="paragraph" style:parent-style-name="Table_20_Contents" style:list-style-name="L29">
      <style:paragraph-properties fo:margin-top="0cm" fo:margin-bottom="0.499cm" loext:contextual-spacing="false"/>
    </style:style>
    <style:style style:name="P58" style:family="paragraph" style:parent-style-name="Table_20_Contents" style:list-style-name="L30">
      <style:paragraph-properties fo:margin-top="0cm" fo:margin-bottom="0.499cm" loext:contextual-spacing="false"/>
    </style:style>
    <style:style style:name="P59" style:family="paragraph" style:parent-style-name="Table_20_Contents" style:list-style-name="L31">
      <style:paragraph-properties fo:margin-top="0cm" fo:margin-bottom="0.499cm" loext:contextual-spacing="false"/>
    </style:style>
    <style:style style:name="P60" style:family="paragraph" style:parent-style-name="Table_20_Contents" style:list-style-name="L32">
      <style:paragraph-properties fo:margin-top="0cm" fo:margin-bottom="0.499cm" loext:contextual-spacing="false"/>
    </style:style>
    <style:style style:name="P61" style:family="paragraph" style:parent-style-name="Table_20_Contents" style:list-style-name="L33">
      <style:paragraph-properties fo:margin-top="0cm" fo:margin-bottom="0.499cm" loext:contextual-spacing="false"/>
    </style:style>
    <style:style style:name="P62" style:family="paragraph" style:parent-style-name="Table_20_Contents" style:list-style-name="L34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title"/>Георгий Петрович Щедровицкий: <text:line-break/>Избранные труды. <text:line-break/>Библиография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h text:style-name="Heading_20_2" text:outline-level="2">I. Работы Г. П. Щедровицкого</text:h>
            <text:h text:style-name="Heading_20_5" text:outline-level="5">1957</text:h>
            <text:list xml:id="list3281970309" text:style-name="L1">
              <text:list-item>
                <text:p text:style-name="P1">a* Щедровицкий Г. П. «Языковое мышление» и его анализ. // Вопросы языкознания. 1957. № 1. (С. 449–465 наст. изд.). </text:p>
              </text:list-item>
              <text:list-item>
                <text:p text:style-name="P29">b Щедровицкий Г. П., Алексеев Н. Г. О возможных путях исследования мышления как деятельности. // Докл. АПН РСФСР. 1957. № 3; 1958. № 1,4; 1959. № 1,2, 4; 1960. № 2,4, 5,6; 1961. № 4,5; 1962. № 2–6. </text:p>
              </text:list-item>
            </text:list>
            <text:h text:style-name="Heading_20_5" text:outline-level="5">1958</text:h>
            <text:list xml:id="list3874015181" text:style-name="L2">
              <text:list-item>
                <text:p text:style-name="P2">a* Щедровицкий Г. П. О некоторых моментах в развитии понятий. // «Вопросы философии», 1958. № 6. (С. 577–589 наст. изд.). </text:p>
              </text:list-item>
              <text:list-item>
                <text:p text:style-name="P30">b* Щедровицкий Г. П. О строении атрибутивного знания. Сообщения I–VI. // Докл. АПН РСФСР. 1958. № 1,4; 1959. № 1,2, 4; 1960. № 6. (С. 590–630 наст. изд.). </text:p>
              </text:list-item>
            </text:list>
            <text:h text:style-name="Heading_20_5" text:outline-level="5">1959</text:h>
            <text:list xml:id="list1769371538" text:style-name="L3">
              <text:list-item>
                <text:p text:style-name="P31">Щедровицкий Г. П., Ладенко И. С. О некоторых принципах генетического исследования мышления. // Тезисы доклада на I съезде Общества психологов. Вып. 1. — М., 1959. </text:p>
              </text:list-item>
            </text:list>
            <text:h text:style-name="Heading_20_5" text:outline-level="5">1960</text:h>
            <text:list xml:id="list3028037535" text:style-name="L4">
              <text:list-item>
                <text:p text:style-name="P3">a* Щедровицкий Г. П. К анализу процессов решения задач. // Докл. АПН РСФСР. 1960. № 5. (С. 667–672 наст. изд.). </text:p>
              </text:list-item>
              <text:list-item>
                <text:p text:style-name="P3">b Щедровицкий Г. П. Опыт анализа сложного рассуждения, содержащего решение математической задачи. (На правах рукописи). — М., 1960. </text:p>
              </text:list-item>
              <text:list-item>
                <text:p text:style-name="P32">c* Щедровицкий Г. П. и другие. Принцип «параллелизма формы и содержания мышления» и его значение для традиционных логических и психологических исследований. Сообщ. I–IV. // Докл. АПН РСФСР. 1960. № 2,4; 1961. № 4,5. (С. 1–33 наст. изд.). </text:p>
              </text:list-item>
            </text:list>
            <text:h text:style-name="Heading_20_5" text:outline-level="5">1961</text:h>
            <text:list xml:id="list3496072134" text:style-name="L5">
              <text:list-item>
                <text:p text:style-name="P4">a Щедровицкий Г. П. О взаимоотношении формальной логики и неопозитивистской «логики науки». // Диалектический материализм и современный позитивизм. — М., 1961. </text:p>
              </text:list-item>
              <text:list-item>
                <text:p text:style-name="P33">b Щедровицкий Г. П. Технология мышления. // Известия. 1961. № 234. </text:p>
              </text:list-item>
            </text:list>
            <text:h text:style-name="Heading_20_5" text:outline-level="5">1962</text:h>
            <text:list xml:id="list3144648868" text:style-name="L6">
              <text:list-item>
                <text:p text:style-name="P5">a* Щедровицкий Г. П. О различии исходных понятий «формальной» и «содержательной» логик. // Методология и логика наук. Учёные зап. Том. ун-та. № 41. — Томск, 1962. (С. 34–49 наст. изд.). </text:p>
              </text:list-item>
              <text:list-item>
                <text:p text:style-name="P5">b Щедровицкий Г. П. Усвоение мышления и проблемы творческой активности <text:soft-page-break/>учащихся // О психологических особенностях творческой активности учащихся. Тезисы доклада на межвуз. конф. — М., 1962. </text:p>
              </text:list-item>
              <text:list-item>
                <text:p text:style-name="P34">с Щедровнцкий Г. П., Якобсон С. Г. К анализу процессов решения простых арифметических задач. Сообщения I–V. // Докл. АПН РСФСР. 1962. № 2–6. </text:p>
              </text:list-item>
            </text:list>
            <text:h text:style-name="Heading_20_5" text:outline-level="5">1963</text:h>
            <text:list xml:id="list3045520092" text:style-name="L7">
              <text:list-item>
                <text:p text:style-name="P6">a Щедровицкий Г. П. О месте логики в психолого-педагогических исследованиях. // Тезисы доклада на II съезде Общества психологов. Вып. 2. — М., 1963. </text:p>
              </text:list-item>
              <text:list-item>
                <text:p text:style-name="P6">b Щедровицкий Г. П. К методологии педагогического исследования игры. // Материалы к симпозиуму. Ротапринт (Библиотека имени В. И. Ленина). — М., 1963. </text:p>
              </text:list-item>
              <text:list-item>
                <text:p text:style-name="P6">c* Щедровицкий Г. П. Методологические замечания к проблеме происхождения языка. // Науч. докл. высшей школы. Филологические науки. 1963. № 2. (С. 299–316 наст. изд.). </text:p>
              </text:list-item>
              <text:list-item>
                <text:p text:style-name="P35">d Якобсон С. Г., Щедровицкий Г. П. Логико-психологический анализ способов решения простых арифметических задач. // Тезисы доклада на II съезде Общества психологов. Вып. 2. — М., 1963. </text:p>
              </text:list-item>
            </text:list>
            <text:h text:style-name="Heading_20_5" text:outline-level="5">1964</text:h>
            <text:list xml:id="list3013890202" text:style-name="L8">
              <text:list-item>
                <text:p text:style-name="P7">a* Щедровицкий Г. П. Проблемы методологии системного исследования. — М., 1964. (С. 155–196 наст. изд.). </text:p>
              </text:list-item>
              <text:list-item>
                <text:p text:style-name="P7">b* Щедровицкий Г. П. Игра и «детское общество». // Дошкольное воспитание. 1964. № 4. (С. 673–681 наст. изд.). </text:p>
              </text:list-item>
              <text:list-item>
                <text:p text:style-name="P7">c* Щедровицкий Г. П. О принципах анализа объективной структуры мыслительной деятельности на основе понятий содержательно-генетической логики. // Вопросы психологии. 1964. № 2. (С. 466–473 наст. изд.). </text:p>
              </text:list-item>
              <text:list-item>
                <text:p text:style-name="P7">d Щедровицкий Г. П. Место логических и психологических методов в педагогической науке. // «Вопросы философии», 1964. № 7. </text:p>
              </text:list-item>
              <text:list-item>
                <text:p text:style-name="P7">е Щедровицкий Г. П. О необходимости типологических исследований в психологии и педагогике. // Вопросы активизации мышления и творческой деятельности учащихся. Тезисы доклада на межвуз. конф. — М., 1964. </text:p>
              </text:list-item>
              <text:list-item>
                <text:p text:style-name="P7">f Щедровицкий Г. П. К характеристике критериев интеллектуального развития ребёнка. // Вопросы психологии. Тезисы доклада на респ. психол. конф. — Киев, 1964. </text:p>
              </text:list-item>
              <text:list-item>
                <text:p text:style-name="P7">g Щедровицкий Г. П., Костеловский В. А. К анализу средств и процессов познания пространственной формы. Сообщения I–II. // Новые исследования в педагогических науках. Вып. 2,4. — М., 1964–1965. </text:p>
              </text:list-item>
              <text:list-item>
                <text:p text:style-name="P7">h* Щедровицкий Г. П., Садовский В. Н. К характеристике основных направлений исследования знака в логике; психологии и языкознании. Сообщения I — III. // Новые исследования в педагогических науках, Вып. 2,4, 5. — М., 1964–1965. (С. 515–539 наст. изд.). </text:p>
              </text:list-item>
              <text:list-item>
                <text:p text:style-name="P7">i Щедровицкий Г. П., Юдин Э. Г. О применении понятия управления в психологических и педагогических исследованиях. // Вопросы активизации мышления и творческой деятельности учащихся. Тезисы доклада на межвуз. конф. — М., 1964. </text:p>
              </text:list-item>
              <text:list-item>
                <text:p text:style-name="P36">j Щедровицкий Г. П., Якобсон С. Г. Сравнительный логико-психологический анализ способов решения арифметических задач (на укр. языке). // Радяньска школа. 1964. № 6. </text:p>
              </text:list-item>
            </text:list>
            <text:h text:style-name="Heading_20_5" text:outline-level="5">1965</text:h>
            <text:list xml:id="list2351195316" text:style-name="L9">
              <text:list-item>
                <text:p text:style-name="P8">a Щедровицкий Г. П. К характеристике наиболее абстрактных направлений методологии структурно-системных исследований. // Проблемы исследования систем <text:soft-page-break/>и структур. — М., 1965. </text:p>
              </text:list-item>
              <text:list-item>
                <text:p text:style-name="P8">b Щедровицкий Г. П. Методологические замечания к проблеме типологической классификации языков. // Лингвистическая типология и восточные языки. — М., 1965. </text:p>
              </text:list-item>
              <text:list-item>
                <text:p text:style-name="P8">c Щедровицкий Г. П. Исследование мышления детей на материале решений простых арифметических задач. // Развитие познавательных и волевых процессов у дошкольников. — М., 1965. </text:p>
              </text:list-item>
              <text:list-item>
                <text:p text:style-name="P8">d Щедровицкий Г. П. О принципах классификации наиболее абстрактных направлений методологии системно-структурных исследований. // Проблемы исследования систем и структур. — М., 1965. </text:p>
              </text:list-item>
              <text:list-item>
                <text:p text:style-name="P8">e Лефевр В. А., Щедровицкий Г. П., Юдин Э. Г. «Естественное» и «искусственное» в семиотических системах. // Проблемы исследования систем и структур. Материалы к конференции. — М., 1965. </text:p>
              </text:list-item>
              <text:list-item>
                <text:p text:style-name="P8">f* Генисаретский О. И., Щедровицкий Г. П. Методологическая картина дизайна. // Программа научн. иссл. лаб. общетеор. иссл. отдела теории и методов худ. констр. ВНИИТЭ. Архив ВНИИТЭ. — М., 1965 (см. Теоретические и методологические исследования в дизайне. Избранные материалы. Ч. I. Труды ВНИИТЭ. Техн. эстетика. Вып. 61. — М., 1990). (С. 317–328 наст. изд.). </text:p>
              </text:list-item>
              <text:list-item>
                <text:p text:style-name="P37">g* Генисаретский О. И., Щедровицкий Г. П. Дизайн: проблемы исследований. // Программа научн. иссл. лаб. общетеор. иссл. отдела теории и методов худ. констр. ВНИИТЭ. Архив ВНИИТЭ. — М., 1965 (см. Теоретические и методологические исследования в дизайне. Избранные материалы. Ч. I. Труды ВНИИТЭ. Техн. эстетика. Вып. 61. — М., 1990). (С. 329–333 наст. изд.). </text:p>
              </text:list-item>
            </text:list>
            <text:h text:style-name="Heading_20_5" text:outline-level="5">1966</text:h>
            <text:list xml:id="list1294720298" text:style-name="L10">
              <text:list-item>
                <text:p text:style-name="P9">a* Щедровицкий Г. П. Об исходных принципах анализа проблемы обучения и развития в рамках теории деятельности. // Обучение и развитие. Материалы к симпозиуму. — М., 1966. (С. 197–227 наст. изд). </text:p>
              </text:list-item>
              <text:list-item>
                <text:p text:style-name="P9">b* Щедровицкий Г. П. Методологические замечания к педагогическому исследованию игры. // Психология и педагогика игры дошкольника. — М., 1966. (С. 687–715 наст. изд.). </text:p>
              </text:list-item>
              <text:list-item>
                <text:p text:style-name="P9">c* Щедровицкий Г. П. Заметки о мышлении по схемам двойного знания. // Материалы к симпозиуму по логике науки. — Киев, 1966. (С. 474–476 наст. изд.). </text:p>
              </text:list-item>
              <text:list-item>
                <text:p text:style-name="P9">d Щедровицкий Г. П. «Естественное» и «искусственное» в развитии речи языка. // Основные проблемы эволюции языка. Материалы Всесоюз. конф. по общ. языкознанию. Ч. 1. Самарканд, 1966. </text:p>
              </text:list-item>
              <text:list-item>
                <text:p text:style-name="P9">e Щедровицкий Г. П. К анализу исходных принципов и понятий формальной логики. // Философ, иссл.: Труды Болгар, акад. наук. 1966. </text:p>
              </text:list-item>
              <text:list-item>
                <text:p text:style-name="P9">f Щедровицкий Г. П. О логическом смысле проблемы лингвистических универсалий. // Конф. по проблемам изучения универсальных и ареальных свойств языков. Тезисы доклада — М., 1966. </text:p>
              </text:list-item>
              <text:list-item>
                <text:p text:style-name="P9">g* Щедровицкий Г. П. О различных планах изучения моделей и моделирования. // Метод моделирования в естествознании. — Тарту, 1966. (С. 631–633 назд. изд.). </text:p>
              </text:list-item>
              <text:list-item>
                <text:p text:style-name="P9">h* Щедровицкий Г. П. Надежина Р. Г. Развитие детей и проблемы нравственного воспитания. // Обучение и развитие. Материалы к симпозиуму. — М., 1966. (С. 682–686 наст. изд.). </text:p>
              </text:list-item>
              <text:list-item>
                <text:p text:style-name="P9">i* Щедровицкий Г. П., Юдин Э. Г. Педагогика и социология. Сообщение 1. // Новые исследования в педагогических науках. Вып. 7. — М., 1966. (С. 342–349 наст. изд.). </text:p>
              </text:list-item>
              <text:list-item>
                <text:p text:style-name="P9">j Shchedrovitzky G. P. Methodological problem; of system research. // General Systems. 1966. Vol. XI. (Перевод работы 1964 a). </text:p>
              </text:list-item>
              <text:list-item>
                <text:p text:style-name="P9">k Лефевр В. А., Щедровицкий Г. П., Юдин З. Г. Анализ связей управления в социальных структурах и деятельности. (Место публикации не установлено). 1966. </text:p>
              </text:list-item>
              <text:list-item>
                <text:p text:style-name="P38"><text:soft-page-break/>i* Щедровицкий Г. П. Дизайн и его наука: «художественное конструирование» — сегодня, а что дальше? // Научный отчёт по теме 0047 [1]. ВНИИТЭ. — М., 1966 (см. Теоретические и методологические исследования в дизайне. Избранные материалы. Ч. I. Труды ВНИИТЭ. Техн. эстетика. Вып. 61. — М., 1990). (С. 334–341 наст. изд.). </text:p>
              </text:list-item>
            </text:list>
            <text:h text:style-name="Heading_20_5" text:outline-level="5">1967</text:h>
            <text:list xml:id="list700749328" text:style-name="L11">
              <text:list-item>
                <text:p text:style-name="P10">a Щедровицкий Г. П. О методе семиотического исследования знаковых систем. // Семиотика и восточные языки. — М., 1967. </text:p>
              </text:list-item>
              <text:list-item>
                <text:p text:style-name="P10">b* Щедровицкий Г. П. О специфических характеристиках логико-методологического исследования науки. // Проблемы исследования структуры науки. — Новосибирск, 1967. (С 350–359 наст. изд.). </text:p>
              </text:list-item>
              <text:list-item>
                <text:p text:style-name="P10">c* Щедровицкий Г. П. Что значит рассматривать язык как знаковую систему? // Материалы к конференции «Язык как знаковая система особого рода». — М., 1967. (С. 540–544 наст. изд.). </text:p>
              </text:list-item>
              <text:list-item>
                <text:p text:style-name="P10">d Щедровицкий Г. П., Дубровский В. Я. Научное исследование в системе «методологической работы». // Проблемы исследования структуры науки. — Новосибирск, 1967. </text:p>
              </text:list-item>
              <text:list-item>
                <text:p text:style-name="P10">e Щедровицкий Г. П., Розин В. М. Концепция лингвистической относительности Б. Л. Уорфа и проблемы исследования «языкового мышления». // Семиотика и восточные языки М., 1967. </text:p>
              </text:list-item>
              <text:list-item>
                <text:p text:style-name="P10">f Schedrovitsky G. P. Concerning the analysis of initial hriniciples and conceptions of formal logic. // Systematics. Vol. 5.1967. № 2. (Перевод работы 1966 е). </text:p>
              </text:list-item>
              <text:list-item>
                <text:p text:style-name="P39">g* Лефевр В. А., Щедровицкий Г. П., Юдин 3. Г. «Естественное» и «искусственное» в семиотических системах. // Семиотика и восточные языки. — М., 1967. (С. 50–56 наст. из/].). </text:p>
              </text:list-item>
            </text:list>
            <text:h text:style-name="Heading_20_5" text:outline-level="5">1968</text:h>
            <text:list xml:id="list269256024" text:style-name="L12">
              <text:list-item>
                <text:p text:style-name="P11">a Щедровицкий Г. П. Система педагогических исследований (методологический анализ). // Педагогика и логика. — М., 1968. </text:p>
              </text:list-item>
              <text:list-item>
                <text:p text:style-name="P11">b Щедровицкий Г. П. К анализу структуры, оснований и метода эвристики. // IV Всесоюз. симпозиум по кибернетике. Материалы симпозиума. Тбилиси, 1968. </text:p>
              </text:list-item>
              <text:list-item>
                <text:p text:style-name="P11">с Щедровицкий Г. П. Модели новых фактов для логики. // «Вопросы философии», 1968. № 4. </text:p>
              </text:list-item>
              <text:list-item>
                <text:p text:style-name="P11">d Schedrovitsky G. P. Concerning the analysis of initial hriniciples and conceptions of formal logic. // General Systems. Vol. XIII. 1 968. (Перевод работы 1966 е). </text:p>
              </text:list-item>
              <text:list-item>
                <text:p text:style-name="P11">е Scedrovickij G. P. Methodologische Bemerkungen zum Problem einer typologischen Klassifikation der Sprachen. // Linguistics. 1968. № 42. (Перевод работы 1965 b). </text:p>
              </text:list-item>
              <text:list-item>
                <text:p text:style-name="P40">f* Щедровицкий Г. П. Лингвистика, психолингвистика, теория деятельности. // Теория речевой деятельности. — М., 1968. (С. 360–366 наст. изд.). </text:p>
              </text:list-item>
            </text:list>
            <text:h text:style-name="Heading_20_5" text:outline-level="5">1969</text:h>
            <text:list xml:id="list162233462" text:style-name="L13">
              <text:list-item>
                <text:p text:style-name="P12">a* Щедровицкий Г. П. Проблема объекта в системном проектировании. // Вторая Всесоюз. конференция по технической кибернетике. Тезисы доклада — М., 1969. (С. 399–400 наст. изд.). </text:p>
              </text:list-item>
              <text:list-item>
                <text:p text:style-name="P41">b Щедровицкий Г. П. Методологический смысл проблемы лингвистических универсалий. // Языковые универсалии и лингвистическая типология. — М., 1969. </text:p>
              </text:list-item>
            </text:list>
            <text:h text:style-name="Heading_20_5" text:outline-level="5">1970</text:h>
            <text:list xml:id="list662408869" text:style-name="L14">
              <text:list-item>
                <text:p text:style-name="P42">Щедровицкий Г. П. О системе педагогических исследований (методологический <text:soft-page-break/>анализ). // Оптимизация процессов обучения в высшей и средней школе. Душанбе, 1970. </text:p>
              </text:list-item>
            </text:list>
            <text:h text:style-name="Heading_20_5" text:outline-level="5">1971</text:h>
            <text:list xml:id="list2233460738" text:style-name="L15">
              <text:list-item>
                <text:p text:style-name="P13">a Щедровицкий Г. П. Значения как конструктивные компоненты знака. // Вопросы семантики. Тезисы доклада — М., 1971. </text:p>
              </text:list-item>
              <text:list-item>
                <text:p text:style-name="P13">b Щедровицкий Г. П. Человек и деятельность в инженерно-психологических исследованиях. // Проблемы инженерной психологии. Вып. 1. — М., 1971. </text:p>
              </text:list-item>
              <text:list-item>
                <text:p text:style-name="P13">с Щедровицкий Г. П. Понимание как компонента исследования знака. // Вопросы семантики. Тезисы доклада — М., 1971. </text:p>
              </text:list-item>
              <text:list-item>
                <text:p text:style-name="P13">d Щедровицкий Г. П. О типах знаний, получаемых при описании сложного объекта, объединяющего «парадигматику» и «синтагматику». // Актуальные проблемы лексикологии. Докл. лингвист, конф. Ч. 1. Томск. 1971. </text:p>
              </text:list-item>
              <text:list-item>
                <text:p text:style-name="P13">e Щедровицкий Г. П. «Логическое» и «лингвистическое» в знаках (к характеристик е материал а терминологической работы). // Семиотические проблемы языков науки, терминологии и информатики. Ч. 1. — М., 1971. </text:p>
              </text:list-item>
              <text:list-item>
                <text:p text:style-name="P13">f Щедровицкий Г. П. К проблеме существования терминов в тексте и в парадигматических системах. // Семиотические проблемы языков науки, терминологии и информатики. Ч. 2. — М., 1971. </text:p>
              </text:list-item>
              <text:list-item>
                <text:p text:style-name="P13">g Щедровицкий Г. П. Значения и знания. // Актуальные проблемы лексикологии. Тезисы доклада Ч. 2. — Новосибирск, 1971. </text:p>
              </text:list-item>
              <text:list-item>
                <text:p text:style-name="P13">h Щедровицкий Г. П. Деятельность и понятие деятельности. // Материалы IV Всесоюз. съезда Общества психологов. Тбилиси, 1971. </text:p>
              </text:list-item>
              <text:list-item>
                <text:p text:style-name="P13">i Schedrovitsky G. P. Configuration as a method of construction of complex knowledge. // Systematics. Vol. 8.1971. № 4. </text:p>
              </text:list-item>
              <text:list-item>
                <text:p text:style-name="P43">j Щедровицкий Г. П. Проблема соотношения логических и психологических исследований мышления в истории советской психологии. // Материалы IV Всесоюз. съезда Общества психологов. Тбилиси, 1971. </text:p>
              </text:list-item>
            </text:list>
            <text:h text:style-name="Heading_20_5" text:outline-level="5">1972</text:h>
            <text:list xml:id="list2391085011" text:style-name="L16">
              <text:list-item>
                <text:p text:style-name="P14">a Щедровицкий Г. П. Цели и продукты терминологической работы (методологические заметки о процессах становления терминологической деятельности). // Актуальные проблемы лексикологии. — Новосибирск, 1972. </text:p>
              </text:list-item>
              <text:list-item>
                <text:p text:style-name="P44">b Stschedrowitzky G. P. Die Struktur des Zeichens: Sinn und Bedeutung. // Ideen des exakten Wissens. Wissenschaft und Technik in der Sowjetunion. 1972. № 12. </text:p>
              </text:list-item>
            </text:list>
            <text:h text:style-name="Heading_20_5" text:outline-level="5">1973</text:h>
            <text:list xml:id="list3231242248" text:style-name="L17">
              <text:list-item>
                <text:p text:style-name="P15">a* Щедровицкий Г. П. Системно-структурный подход в анализе и описании эволюции мышления. // Мышление и общение. Материалы Всесоюз. симпозиума. Алма-Ата, 1973. (С. 477–480 наст. изд.). </text:p>
              </text:list-item>
              <text:list-item>
                <text:p text:style-name="P15">b Щедровицкий Г. П. Структура знака: смыслы и значения. // Проблемы лексикологии. — Минск, 1973. </text:p>
              </text:list-item>
              <text:list-item>
                <text:p text:style-name="P15">c Щедровицкий Г. П., Дубровский В. Я. Проблема объекта в системном проектировании. // Методология исследования проектной деятельности. Тез. сообщ. Всесоюз. науч. конф. «Автоматизация проектирования как комплексная проблема совершенствования проектного дела в стране». Сб. 2. — М., 1973. </text:p>
              </text:list-item>
              <text:list-item>
                <text:p text:style-name="P15">d Щедрювицкий Г. П., Надежина Р. Г. О двух типах отношений руководств а в групповой деятельности детей. // Вопросы психологии. 1973. № 5. </text:p>
              </text:list-item>
              <text:list-item>
                <text:p text:style-name="P45">е Щедровицкий Г. П., Якобсон С. Г. Заметки к определению понятий «мышление» и «понимание». // Мышление и общение. Материалы Всесоюз. симпоз. Алма-<text:soft-page-break/>Ата, 1973. </text:p>
              </text:list-item>
            </text:list>
            <text:h text:style-name="Heading_20_5" text:outline-level="5">1974</text:h>
            <text:list xml:id="list4113318735" text:style-name="L18">
              <text:list-item>
                <text:p text:style-name="P16">a* Щедровицкий Г. П. Смысл и значение. // Проблемы семантики. — М., 1974. (С. 545–576 наст. изд.). </text:p>
              </text:list-item>
              <text:list-item>
                <text:p text:style-name="P16">b* Щедровицкий Г. П. Системное движение и перспективы развития системно-структурной методологии. Обнинск, 1974. (С. 57–88 наст. изд). </text:p>
              </text:list-item>
              <text:list-item>
                <text:p text:style-name="P16">с* Щедровицкий Г. П. Два понятия системы. // Труды XIII Межд. Конгресса по истории науки и техники. Т. 1а. — М., 1974. (С. 228–232 наст. изд). </text:p>
              </text:list-item>
              <text:list-item>
                <text:p text:style-name="P16">d Щедровицкий Г. П. Коммуникация, деятельность, рефлексия. // Исследование речемыслительной деятельности. Алма-Ата, 1974. </text:p>
              </text:list-item>
              <text:list-item>
                <text:p text:style-name="P46">e Щедровицкий ГЛ. Логико-психологический анализ процедур и способов решения простых арифметических задач. // Психолого-педагогические проблемы обучения и развития. Душанбе, 1974. </text:p>
              </text:list-item>
            </text:list>
            <text:h text:style-name="Heading_20_5" text:outline-level="5">1975</text:h>
            <text:list xml:id="list1973987866" text:style-name="L19">
              <text:list-item>
                <text:p text:style-name="P17">a* Щедровицкий Г. П. Автоматизация проектирования и задачи развития проектировочной деятельности. // Разработка и внедрение автоматизированных систем в проектировании (теория и методология). — М., 1975. (С. 401–436 наст. изд.). </text:p>
              </text:list-item>
              <text:list-item>
                <text:p text:style-name="P17">b* Щедровицкий Г. П. Проблема исторического развития мышления. // Генетические и социальные проблемы интеллектуальной деятельности. Алма-Ата, 1975. (С. 496–514 наст. изд.). </text:p>
              </text:list-item>
              <text:list-item>
                <text:p text:style-name="P17">а* Щедровицкий Г. П. Исходные представления и категориальные средства теории деятельности (Приложение I к 1975 а’). (С. 233–280 наст. изд.). </text:p>
              </text:list-item>
              <text:list-item>
                <text:p text:style-name="P17">а* Щедровицкий Г. П. Общая идея метода восхождения от абстрактного к конкретному (Приложение II к 1975 а’). </text:p>
              </text:list-item>
              <text:list-item>
                <text:p text:style-name="P17">e* Щедровицкий Г. П. Категории «процесс — механизм» в контексте исследования развития (Приложение III к 1975 а»). </text:p>
              </text:list-item>
              <text:list-item>
                <text:p text:style-name="P47">f* Щедровицкий Г. П. Генетическое восхождение (Приложение IV к 1975 а’). </text:p>
              </text:list-item>
            </text:list>
            <text:h text:style-name="Heading_20_5" text:outline-level="5">1976</text:h>
            <text:list xml:id="list2417107226" text:style-name="L20">
              <text:list-item>
                <text:p text:style-name="P48">Щедровицкий Г. П. Проблемы построения системной теории сложного «популятивного» объекта. // Системные исследования. Ежегодник 1975. — М., 1976. </text:p>
              </text:list-item>
            </text:list>
            <text:h text:style-name="Heading_20_5" text:outline-level="5">1977</text:h>
            <text:list xml:id="list1693259236" text:style-name="L21">
              <text:list-item>
                <text:p text:style-name="P49">a Щедровицкий Г. П., Щедровицкий П. Г. Проблематизация и проблемы в процессах программирования решения задач. // Логика научного поиска. Тезисы доклада Свердловск, 1977. </text:p>
              </text:list-item>
            </text:list>
            <text:h text:style-name="Heading_20_5" text:outline-level="5">1978</text:h>
            <text:list xml:id="list315155154" text:style-name="L22">
              <text:list-item>
                <text:p text:style-name="P18">a Щедровицкий Г. П. Методологический подход как средство объединения знаний из разных научных предметов. // Методологические аспекты взаимодействия общественных, естественных и технических наук. Тез докл. М. — Обниск, 1978. </text:p>
              </text:list-item>
              <text:list-item>
                <text:p text:style-name="P50">b Аросьев Д. Л., Астахов В. И., Щедровицкий Г. П. Средства и методы проектирования годичного цикла спортивной подготовки. Макет учебно-деловой игры. // Отчёт КНГ МОГИФК по теме № 05–139–21.1978. </text:p>
              </text:list-item>
            </text:list>
            <text:h text:style-name="Heading_20_5" text:outline-level="5">1979</text:h>
            <text:list xml:id="list1507093054" text:style-name="L23">
              <text:list-item>
                <text:p text:style-name="P19">a Щедровицкий Г. П. Комплексная организация научно-исследовательских работ как <text:soft-page-break/>социотехническая систем а. // Комплексный подход к научному поиску: проблемы и перспективы. Ч. 2. — Свердловск, 1979. </text:p>
              </text:list-item>
              <text:list-item>
                <text:p text:style-name="P51">b Поливанова С. Б., Щедровицкий Г. П. Методологическая организация мышления и деятельности как условие и средство комплексной организации НИР. // Комплексный подход к научному поиску: Проблемы и перспективы. Ч. 2. — Свердловск, 1979. </text:p>
              </text:list-item>
            </text:list>
            <text:h text:style-name="Heading_20_5" text:outline-level="5">1981</text:h>
            <text:list xml:id="list1830011917" text:style-name="L24">
              <text:list-item>
                <text:p text:style-name="P20">a* Щедровицкий Г. П. Принципы и общая схема методологической организации системно-структурных исследований и разработок. // Системные исследования: Методологические проблемы. Ежегодник 1981. — М., 1981. (С. 88–114 наст. изд.). </text:p>
              </text:list-item>
              <text:list-item>
                <text:p text:style-name="P52">b Щедровицкий Г. П. О двух способах структурно-системного представления объектов. // Машинные методы обнаружения закономерностей. Рига, 1981. </text:p>
              </text:list-item>
            </text:list>
            <text:h text:style-name="Heading_20_5" text:outline-level="5">1982</text:h>
            <text:list xml:id="list2743218385" text:style-name="L25">
              <text:list-item>
                <text:p text:style-name="P53">Shchedrovitsky C. P. Methodological organization of systems-structural research and development: principles and general scheme. // General Systems. Vol. XXVII. 1982. (Перевод работы 1981 a*). </text:p>
              </text:list-item>
            </text:list>
            <text:h text:style-name="Heading_20_5" text:outline-level="5">1983</text:h>
            <text:list xml:id="list3697918653" text:style-name="L26">
              <text:list-item>
                <text:p text:style-name="P21">a Щедровицкий Г. П. Организационно-деятельностная игра как новая форма организации коллективной мыследеятельности. // Методы исследования, диагностики и развития международных трудовых коллективов. — М., 1983. </text:p>
              </text:list-item>
              <text:list-item>
                <text:p text:style-name="P21">b Щедровицкий Г. П. Системо-деятельностный подход в анализе и оценке места и функций естественнонаучных картин мира в современном мировоззрении. // Научная картина мира как компонент современного мировоззрения. Материалы симпозиума. М. — Обнинск, 1983. </text:p>
              </text:list-item>
              <text:list-item>
                <text:p text:style-name="P54">с* Щедровицкий Г. П., Котельников С. И. Организационно-деятельностная игра как новая форма организации и метод развития коллективной мыследеятельности. // Нововведения в организациях. Труды семинара. ВНИИ системных исследований. — М., 1983. (С. 115–142 наст. изд.). </text:p>
              </text:list-item>
            </text:list>
            <text:h text:style-name="Heading_20_5" text:outline-level="5">1984</text:h>
            <text:list xml:id="list1054371808" text:style-name="L27">
              <text:list-item>
                <text:p text:style-name="P55">Щедровицкий Г. П. Синтез знаний: проблемы и методы. // На пути к теории научного знания. — М., 1984. (С. 634–666 наст. изд.). </text:p>
              </text:list-item>
            </text:list>
            <text:h text:style-name="Heading_20_5" text:outline-level="5">1985</text:h>
            <text:list xml:id="list3589207365" text:style-name="L28">
              <text:list-item>
                <text:p text:style-name="P22">a Ойзерман М. Т., Рац М. В., Щедровицкий Г. П. Научные и практические вопросы создания проектов, эффективно реализуемых с точки зрения инженерных изысканий. // Проблемы методологии и технологии инженерных изысканий. — М., 1985. </text:p>
              </text:list-item>
              <text:list-item>
                <text:p text:style-name="P22">b Наградова Е. Я., Щедровицкий Г. П. Категории сложности изыскательных работ как объект исследований с системо-деятельностной точки зрения. // Проблемы методологии и технологии инженерных изысканий. — М., 1985. </text:p>
              </text:list-item>
              <text:list-item>
                <text:p text:style-name="P56">с Shchedrovitsky C. P. Methodological organization of systems-structural research and development: principles and general scheme. // Systems Research, II. Methodological Problems. 1985. (Перевод работы 1981 a*). </text:p>
              </text:list-item>
            </text:list>
            <text:h text:style-name="Heading_20_5" text:outline-level="5">1987</text:h>
            <text:list xml:id="list2486410695" text:style-name="L29">
              <text:list-item>
                <text:p text:style-name="P23"><text:soft-page-break/>a* Щедровицкий Г. П. Схема мыследеятельности — системно-структурное строение, смысл и содержание. // Системные исследования. Методологические проблемы. Ежегодник 1986. — М., 1 987. (С. 281–298 наст. изд.). </text:p>
              </text:list-item>
              <text:list-item>
                <text:p text:style-name="P57">b Щедровицкий Г. П. Методологический подход как средство объединения знаний из разных научных предметов. // Методологические аспекты взаимодействия общественных, естественных и технических наук. Тезисы доклада и выст. Ч. I–II. М. — Обнинск, 1987. </text:p>
              </text:list-item>
            </text:list>
            <text:h text:style-name="Heading_20_5" text:outline-level="5">1991</text:h>
            <text:list xml:id="list1985535023" text:style-name="L30">
              <text:list-item>
                <text:p text:style-name="P58">Щедровицкий Г. П. Методологический смысл оппозиции натуралистического и системо-деятельностного подходов. // «Вопросы методологии». 1991. № 2. (С. 143–154 наст. изд.). </text:p>
              </text:list-item>
            </text:list>
            <text:h text:style-name="Heading_20_2" text:outline-level="2">II. Работы других авторов</text:h>
            <text:list xml:id="list3595596753" text:style-name="L31">
              <text:list-item>
                <text:p text:style-name="P24">Автоматизация в проектировании. — М., 1972. </text:p>
              </text:list-item>
              <text:list-item>
                <text:p text:style-name="P24">Акофф Р. Л. О природе систем. // Изв. АН СССР. Техн. кибернетика. 1971. № 3. </text:p>
              </text:list-item>
              <text:list-item>
                <text:p text:style-name="P24">Акофф Р. Л. Планирование в больших экономических системах. — М., 1972. </text:p>
              </text:list-item>
              <text:list-item>
                <text:p text:style-name="P24">Акофф Р. Искусство решения проблем. — М., 1982. </text:p>
              </text:list-item>
              <text:list-item>
                <text:p text:style-name="P24">Акофф Р. Планирование будущего корпорации. — М., 1985. </text:p>
              </text:list-item>
              <text:list-item>
                <text:p text:style-name="P24">Алексеев И. С. Возможная модель структуры физического знания. // Проблемы истории и методологии научного познания. — М., 1974 а. </text:p>
              </text:list-item>
              <text:list-item>
                <text:p text:style-name="P24">Алексеев И. С. Принцип детерминизма и физическая картина реальности. // Философия и естествознание. — М., 1974 b. </text:p>
              </text:list-item>
              <text:list-item>
                <text:p text:style-name="P24">Алексеев Н. Г. Проблема управления мыслительной деятельностью при решении алгебраических задач и их классификация. // Вопросы активизации мышления и творческой деятельности учащихся. Тезисы докладов на межвузовской конференции. — М., 1964. </text:p>
              </text:list-item>
              <text:list-item>
                <text:p text:style-name="P24">Алексеев Н. Г. Формирование осознанного решения учебной задачи. // Педагогика и логика. — М., 1968. </text:p>
              </text:list-item>
              <text:list-item>
                <text:p text:style-name="P24">Алексеев Н. Г., Москаева А. С. О некоторых психологических проблемах при решении текстовых задач. // Психологія навчання і виховання. </text:p>
              </text:list-item>
              <text:list-item>
                <text:p text:style-name="P24">Тезисы докладов на республиканской психологической конференции. — Киев, 1964. </text:p>
              </text:list-item>
              <text:list-item>
                <text:p text:style-name="P24">Аристотель. Метафизика. М, 1937 а. </text:p>
              </text:list-item>
              <text:list-item>
                <text:p text:style-name="P24">Аристотель. О душе. — М., 1937 b. </text:p>
              </text:list-item>
              <text:list-item>
                <text:p text:style-name="P24">Аристотель. Физика. — М., 1937 с. </text:p>
              </text:list-item>
              <text:list-item>
                <text:p text:style-name="P24">Аристотель. Аналитики. — М., 1952. </text:p>
              </text:list-item>
              <text:list-item>
                <text:p text:style-name="P24">Аристотель. Сочинения. В 4-х т. — М., 1978. </text:p>
              </text:list-item>
              <text:list-item>
                <text:p text:style-name="P24">Асмус В. Ф. Логика. — М., 1947. </text:p>
              </text:list-item>
              <text:list-item>
                <text:p text:style-name="P24">Асмус В. Ф. Шарль Серрюс и логика отношений. // Ш. Серрюс. Опыт исследования значения логики. — М., 1948. </text:p>
              </text:list-item>
              <text:list-item>
                <text:p text:style-name="P24">Афанасьев В. Г. Научное руководство социальными процессами. // Коммунист. 1965. № 12. </text:p>
              </text:list-item>
              <text:list-item>
                <text:p text:style-name="P24">Афанасьев В. Г. Об интенсификации развития социалистического общества (проблемы взаимодействия науки, техники и управления). — М., 1969. </text:p>
              </text:list-item>
              <text:list-item>
                <text:p text:style-name="P24">Ахманов А. С. Формы мысли и законы формальной логики. К вопросу о предмете формальной логики. // Вопросы логики. — М., 1955. </text:p>
              </text:list-item>
              <text:list-item>
                <text:p text:style-name="P24">Ахманов А. С. Логическое учение Аристотеля. — М., 1960. </text:p>
              </text:list-item>
              <text:list-item>
                <text:p text:style-name="P24">Бакрадзе К. Логика. Тбилиси, 1951. </text:p>
              </text:list-item>
              <text:list-item>
                <text:p text:style-name="P24">Беккер Г., Босков А. Современная социологическая теория. — М., 1962. </text:p>
              </text:list-item>
              <text:list-item>
                <text:p text:style-name="P24">Бернштейн Н. А. Некоторые назревающие проблемы регуляции двигательных <text:soft-page-break/>актов. // Вопросы психологии. 1957. № 6. </text:p>
              </text:list-item>
              <text:list-item>
                <text:p text:style-name="P24">Вир Ст. Кибернетика и управление производством. — М., 1963. </text:p>
              </text:list-item>
              <text:list-item>
                <text:p text:style-name="P24">Блауберг И. В., Садовский В. Н., Юдин Э. Г. Системный подход: предпосылки, проблемы, трудности. — М., 1969. </text:p>
              </text:list-item>
              <text:list-item>
                <text:p text:style-name="P24">Блауберг И. В., Юдин Э. Г. Становление и сущность системного подхода. — М., 1973. </text:p>
              </text:list-item>
              <text:list-item>
                <text:p text:style-name="P24">Богданов А. А. Всеобщая организационная наука (тектология). В 3-х т. Восьмое издание. Москва-Берлин, 1925–1929. </text:p>
              </text:list-item>
              <text:list-item>
                <text:p text:style-name="P24">Большие системы: теория, методология, моделирование. — М., 1971. </text:p>
              </text:list-item>
              <text:list-item>
                <text:p text:style-name="P24">Больцман Л. Лекции по кинетической теории газов. — М., 1956. </text:p>
              </text:list-item>
              <text:list-item>
                <text:p text:style-name="P24">Борджану К. О научном характере понятия прогресса. // Проблемы философии. — М., 1960. </text:p>
              </text:list-item>
              <text:list-item>
                <text:p text:style-name="P24">Бродский И. Н., Серебрянников О. Ф. О характере современной формальной логики II Вопросы философии. 1964. № 2. </text:p>
              </text:list-item>
              <text:list-item>
                <text:p text:style-name="P24">Бутлеров A. M. Альдегиды, кетоны и нитропроизводные жирного ряда. Специальный куре органической химии. 1875. </text:p>
              </text:list-item>
              <text:list-item>
                <text:p text:style-name="P24">Ветров А. А. Математическая логика и современная формальная логика. // «Вопросы философии», 1964. № 2. </text:p>
              </text:list-item>
              <text:list-item>
                <text:p text:style-name="P24">Вико Дж. Основания новой науки об общей природе наций. — Л., 1940. </text:p>
              </text:list-item>
              <text:list-item>
                <text:p text:style-name="P24">Виндельбанд В. Принципы логики. // Логика. Вып. 1. М, 1913. </text:p>
              </text:list-item>
              <text:list-item>
                <text:p text:style-name="P24">Винер Н. Кибернетика. — М., 1958. </text:p>
              </text:list-item>
              <text:list-item>
                <text:p text:style-name="P24">Витгенштейн Л. Логико-философский трактат. — М., 1959. </text:p>
              </text:list-item>
              <text:list-item>
                <text:p text:style-name="P24">Войшвилло Е. К. К вопросу о предмете логики. // Вопросы логики. — М., 1955. </text:p>
              </text:list-item>
              <text:list-item>
                <text:p text:style-name="P24">Волков Г. Н. Социология науки. Социологические очерки научно-технической деятельности. — М., 1968. </text:p>
              </text:list-item>
              <text:list-item>
                <text:p text:style-name="P24">Волков Г. Научно-техническая революция: естествознание и обществоведение. // Правда. 1973, 25 февр. </text:p>
              </text:list-item>
              <text:list-item>
                <text:p text:style-name="P24">Восхождение от абстрактного к конкретному. // Филее, энцикл. Т. 1. — М., 1960. </text:p>
              </text:list-item>
              <text:list-item>
                <text:p text:style-name="P24">Выготский Л. С. Мышление и речь. Психологические исследования. — М.-Л., 1934. </text:p>
              </text:list-item>
              <text:list-item>
                <text:p text:style-name="P24">Выготский Л. С. Избранные психологические исследования. — М., 1956. </text:p>
              </text:list-item>
              <text:list-item>
                <text:p text:style-name="P24">Выготский Л. С. Развитие высших психических функций. — М., 1960. </text:p>
              </text:list-item>
              <text:list-item>
                <text:p text:style-name="P24">Галилей Г. Беседы и математические доказательства… // Сочинения. Т. 1. — М.-Л., 1934. </text:p>
              </text:list-item>
              <text:list-item>
                <text:p text:style-name="P24">Галилей Г. Диалог о двух главных системах мира — птоломеевой и коперниковой. — М.-Л., 1948. </text:p>
              </text:list-item>
              <text:list-item>
                <text:p text:style-name="P24">Гальперин П. Я., Талызина Н. Ф. Формирование начальных геометрических понятий на основе организованного действия учащихся. // Вопросы психологии. 1957. № 1. </text:p>
              </text:list-item>
              <text:list-item>
                <text:p text:style-name="P24">Гвишиани Д. М. Управление — прежде всего наука. // Известия, 1963, № 118. </text:p>
              </text:list-item>
              <text:list-item>
                <text:p text:style-name="P24">Гвишиани Д. М. Предисловие. // Дейнеко О. А. Методологические проблемы науки управления производством. — М., 1971. </text:p>
              </text:list-item>
              <text:list-item>
                <text:p text:style-name="P24">Гвишиани Д. М. Организация и управление. — М., 1972. </text:p>
              </text:list-item>
              <text:list-item>
                <text:p text:style-name="P24">Гвишиани Д. М., Каменицер С. Е. Научно организовать труд по управлению производством. // Социалистический труд. 1965. № 2. </text:p>
              </text:list-item>
              <text:list-item>
                <text:p text:style-name="P24">Гвишиани Д. М., Лисичкин В. А. Системы прогнозирования в планировании и управлении научными исследованиями и разработками. — М., 1969. </text:p>
              </text:list-item>
              <text:list-item>
                <text:p text:style-name="P24">Гегель Г. В. Ф. Энциклопедия философских наук. Ч. 1. Логика. // Сочинения. Т. 1. — М., 1934. </text:p>
              </text:list-item>
              <text:list-item>
                <text:p text:style-name="P24">Гегель Г. В. Ф. Наука логики. // Сочинения. Т. 5–6. — М., 1937. </text:p>
              </text:list-item>
              <text:list-item>
                <text:p text:style-name="P24">Гейтинг А. Обзор исследований по основаниям математики. — М., 1936. </text:p>
              </text:list-item>
              <text:list-item>
                <text:p text:style-name="P24">Гелернтер Г. А., Рочестер Н. Интеллектуальное поведение машин, решающих задачи. // Психология мышления. — М., 1965. </text:p>
              </text:list-item>
              <text:list-item>
                <text:p text:style-name="P24">Генисаретский О. И. Специфические черты объектов системного исследования. // Проблемы исследования систем и структур. — М., 1965. </text:p>
              </text:list-item>
              <text:list-item>
                <text:p text:style-name="P24"><text:soft-page-break/>Генисаретский О. И. Логический смысл моделей и моделирования. // Метод моделирования в естествознании. Тезисы доклада и выступлений на симпоз. — Тарту, 1966 а. </text:p>
              </text:list-item>
              <text:list-item>
                <text:p text:style-name="P24">Генисаретский О. И. Проблема смысла в содержательно-генетической логике. // Методология и логика науки. — М., 1966 b. </text:p>
              </text:list-item>
              <text:list-item>
                <text:p text:style-name="P24">Генисаретский О. И. Понятие о деятельности. Деятельность проектирования. // дизайн в сфере проектирования. Методологическое исследование. Т. 1. Архив ВНИИТЭ. № 470.1967. </text:p>
              </text:list-item>
              <text:list-item>
                <text:p text:style-name="P24">Генисаретский О. И. Опыт моделирования представляющей и рефлектирующей способностей сознания. // Всесоюзный симпозиум по кибернетике. Тбилиси, 1968. </text:p>
              </text:list-item>
              <text:list-item>
                <text:p text:style-name="P24">Генисаретский О. И. <text:a xlink:type="simple" xlink:href="https://gtmarket.ru/library/articles/6053" text:style-name="Internet_20_link" text:visited-style-name="Visited_20_Internet_20_Link">Опыт методологического конструирования общественных систем</text:a>. // Моделирование социальных процессов. — М., 1970. </text:p>
              </text:list-item>
              <text:list-item>
                <text:p text:style-name="P24">Генисаретский О. И. <text:a xlink:type="simple" xlink:href="https://gtmarket.ru/library/articles/3402" text:style-name="Internet_20_link" text:visited-style-name="Visited_20_Internet_20_Link">Методологическая организация системной деятельности</text:a>. // Разработка и внедрение автоматизированных систем в проектировании (теория и методология). — М., 1975. </text:p>
              </text:list-item>
              <text:list-item>
                <text:p text:style-name="P24">Гердер И. Г. Трактат о происхождении языка. // Гердер И. Г. Избранные сочинения. — М.-Л., 1959. </text:p>
              </text:list-item>
              <text:list-item>
                <text:p text:style-name="P24">Гессе Г. Игра в бисер. — М., 1969. </text:p>
              </text:list-item>
              <text:list-item>
                <text:p text:style-name="P24">Гилберт Д. Основания геометрии. — М., 1948. </text:p>
              </text:list-item>
              <text:list-item>
                <text:p text:style-name="P24">Гилберт Д., Аккерман В. Основы теоретической логики. — М., 1947. </text:p>
              </text:list-item>
              <text:list-item>
                <text:p text:style-name="P24">Глушков В. М. Построение автоматизированных систем управления. // Актуальные проблемы управления. — М., 1972. </text:p>
              </text:list-item>
              <text:list-item>
                <text:p text:style-name="P24">Гоббс Т. Избранные произведения. В 2-х т. — М., 1965. </text:p>
              </text:list-item>
              <text:list-item>
                <text:p text:style-name="P24">Головнях В. В. Комплексирование оптимизационных, имитационных и логико-лингвистических моделей в автоматизированных системах управления летательным аппаратом. // Вопросы кибернетики. Вып. 121. — М., 1986. </text:p>
              </text:list-item>
              <text:list-item>
                <text:p text:style-name="P24">Горохов В. Г. <text:a xlink:type="simple" xlink:href="https://gtmarket.ru/library/basis/6032" text:style-name="Internet_20_link" text:visited-style-name="Visited_20_Internet_20_Link">Методологический анализ системотехники</text:a>. — М., 1982 а. </text:p>
              </text:list-item>
              <text:list-item>
                <text:p text:style-name="P24">Горохов В. Г. Современные комплексные научно-технические дисциплины. // «Вопросы философии», 1982 b. № 7. </text:p>
              </text:list-item>
              <text:list-item>
                <text:p text:style-name="P24">Гослинг Б. Проектирование систем. // Перевод № 567 ГКРЭ СССР. 1964. </text:p>
              </text:list-item>
              <text:list-item>
                <text:p text:style-name="P24">Греневский Т. Кибернетика без математики. — М., 1964. </text:p>
              </text:list-item>
              <text:list-item>
                <text:p text:style-name="P24">Григорьев Э. П. Проектный метод прогнозирования и его использование при формировании бытовой предметной среды. // Проблемы прогнозирования материально-предметной среды Труды ВНИИТЭ. Техн. эстетика. Вып. 2. — М., 1972. </text:p>
              </text:list-item>
              <text:list-item>
                <text:p text:style-name="P24">Гропп P. O. К вопросу о марксистской диалектической логике как системе категорий. // «Вопросы философии», 1959. № 1. </text:p>
              </text:list-item>
              <text:list-item>
                <text:p text:style-name="P24">Грушин Б. А. Логические и исторические приёмы исследования в «Капитале» К. Маркса. // Вопросы философия. 1955. № 4. </text:p>
              </text:list-item>
              <text:list-item>
                <text:p text:style-name="P24">Грушин Б. А. О приёмах и способах воспроизведения в мышлении исторических процессов развития. // Канд. диссертация. МГУ, 1957. </text:p>
              </text:list-item>
              <text:list-item>
                <text:p text:style-name="P24">Грушин Б. А. Маркс и современные методы исторического исследования. // «Вопросы философии», 1958. № 3. </text:p>
              </text:list-item>
              <text:list-item>
                <text:p text:style-name="P24">Грушин Б. А. Очерки логики исторического исследования. — М., 1961. </text:p>
              </text:list-item>
              <text:list-item>
                <text:p text:style-name="P24">Грушин Б. А. Процесс развития (логическая характеристика категории в свете задач исторической науки). // Проблемы методологии и логики наук. — Томск, 1962. </text:p>
              </text:list-item>
              <text:list-item>
                <text:p text:style-name="P24">Гуд Г. Х., Макол Р. Э. Системотехника: введение в проектирование больших систем. — М., 1962. </text:p>
              </text:list-item>
              <text:list-item>
                <text:p text:style-name="P24">Гудожник Г. С. Научно-технический прогресс: сущность, основные тенденции. — М., 1970. </text:p>
              </text:list-item>
              <text:list-item>
                <text:p text:style-name="P24">Гуковский М. А. Механика Леонардо да Винчи. — М.-Л., 1947. </text:p>
              </text:list-item>
              <text:list-item>
                <text:p text:style-name="P24">Гуссерль Э. Пролегомены к чистой логике. // Гуссерль Э. Логические исследования. Ч. 1. — СПб., 1909. </text:p>
              </text:list-item>
              <text:list-item>
                <text:p text:style-name="P24"><text:soft-page-break/>Гущин Ю. Ф., Дубровский В. Я, ЩедровицкийЛ. П. К понятию «системное проектирование». // Большие информационно-управляющие системы. — М., 1969. </text:p>
              </text:list-item>
              <text:list-item>
                <text:p text:style-name="P24">Гущин Ю. Ф., Дубровский В. Я., Щедровицкий Л. П. О методических принципах инженерно-психологического проектирования. // Проблемы инженерной психологии. Вып. 1. — М., 1971. </text:p>
              </text:list-item>
              <text:list-item>
                <text:p text:style-name="P24">Гэлбрейт Дж. <text:a xlink:type="simple" xlink:href="https://gtmarket.ru/library/basis/5021" text:style-name="Internet_20_link" text:visited-style-name="Visited_20_Internet_20_Link">Новое индустриальное общество</text:a>. — М., 1969. </text:p>
              </text:list-item>
              <text:list-item>
                <text:p text:style-name="P24">Дворецкий И. Х. Древнегреческо-русский словарь. — М., 1958. </text:p>
              </text:list-item>
              <text:list-item>
                <text:p text:style-name="P24">Дейнеко О. А. Методологические проблемы науки управления производством. — М., 1971. </text:p>
              </text:list-item>
              <text:list-item>
                <text:p text:style-name="P24">Джемпер М. Понятие массы в классической и современной физике. — М., 1967. </text:p>
              </text:list-item>
              <text:list-item>
                <text:p text:style-name="P24">Джонсон Ф. и другие. Системы и руководство (теория систем и руководство системами). — М., 1971. </text:p>
              </text:list-item>
              <text:list-item>
                <text:p text:style-name="P24">Дизайн в сфере проектирования. Методологическое исследование. Т. 1 / Под ред. Г. П. Щедровицкого и О. И. Генисаретского. // Архив ВНИИТЭ. № 470.1967. </text:p>
              </text:list-item>
              <text:list-item>
                <text:p text:style-name="P24">Диксон Дж. <text:a xlink:type="simple" xlink:href="https://gtmarket.ru/library/basis/6094" text:style-name="Internet_20_link" text:visited-style-name="Visited_20_Internet_20_Link">Проектирование систем: изобретательство, анализ и принятие решений</text:a>. — М., 1969. </text:p>
              </text:list-item>
              <text:list-item>
                <text:p text:style-name="P24">Дубовская В. И. К вопросу о связях теории с компонентами учебной деятельности. // Проблемы исследования систем и структур. Материалы к конференции. — М., 1965. </text:p>
              </text:list-item>
              <text:list-item>
                <text:p text:style-name="P24">Дубровский В. Я. О природе и основаниях эффективности эвристических методов. // IV Всесоюзный симпозиум по кибернетике, (материалы симпозиума). Тбилиси, 1968. </text:p>
              </text:list-item>
              <text:list-item>
                <text:p text:style-name="P24">Дубровский В. Я. К проблеме распределения функций в системах «человек — машина». // Большие информационно-управляющие системы. — М., 1969. </text:p>
              </text:list-item>
              <text:list-item>
                <text:p text:style-name="P24">Дубровский В. Я. Об одной модели деятельности проектирования. // Проблемы инженерной психология. Вып. 1. — М., 1971 а. </text:p>
              </text:list-item>
              <text:list-item>
                <text:p text:style-name="P24">Дубровский В. Я. Проблема знаний в инженерно-психологическом проектировании. // Проблемы инженерной психологии. Вып. 1. — М., 1971 b. </text:p>
              </text:list-item>
              <text:list-item>
                <text:p text:style-name="P24">Дубровский В. Я., Щедровицкий Л. П. Проблема распределения функции в системах «человек — машина». // Инженерно-психологическое проектирование. Вып. 1. — М., 1970 а. </text:p>
              </text:list-item>
              <text:list-item>
                <text:p text:style-name="P24">Дубровский В. Я., Щедровицкий Л. П. Инженерная психология и развитие системного проектирования. // Инженерно-психологическое проектирование. Вып. 2. — М., 1970 b. </text:p>
              </text:list-item>
              <text:list-item>
                <text:p text:style-name="P24">Дубровский В. Я., Щедровицкий Л. П. Проблемы системного инженерно-психологического проектирования. — М., 1971 а. </text:p>
              </text:list-item>
              <text:list-item>
                <text:p text:style-name="P24">Дубровский В. Я., Щедровицкий Л. П. Социальное назначение инженерной психологии. // Проблемы инженерной психологии. Вып. 1. — М., 1971 b. </text:p>
              </text:list-item>
              <text:list-item>
                <text:p text:style-name="P24">Дубровский В. Я., Щедровицкий Л. П. Концепция машинизации проектирования как вида мыслительной деятельности. // Методология исследования проектной деятельности. Всесоюз. науч. конф. «Автоматизация проектирования как комплексная проблема совершенствования проектного дела в стране». Сб. 2. — М., 1973. </text:p>
              </text:list-item>
              <text:list-item>
                <text:p text:style-name="P24">Дубровский В. Я., Щедровицкий Л. П. Проблемы модификации в системном проектировании. // Разработка и внедрение автоматизированных систем в проектировании (теория и методология). — М., 1975. </text:p>
              </text:list-item>
              <text:list-item>
                <text:p text:style-name="P24">Дынин Б. С. К вопросу о характере проблем методологии. // Философия, методология, наука. — М., 1972. </text:p>
              </text:list-item>
              <text:list-item>
                <text:p text:style-name="P24">Евенко Л. И. Системный анализ — инструмент обоснования управленческих решений. // США: экономика, политика, идеология. 1970. № 8. </text:p>
              </text:list-item>
              <text:list-item>
                <text:p text:style-name="P24">Ельмслев Л. Пролегомены к теории языка. // Новое в лингвистике. Вып. 1. — М., 1960. </text:p>
              </text:list-item>
              <text:list-item>
                <text:p text:style-name="P24">Емельянов С. В. Современные проблемы научного управления. // Цикл лекций о со временных методах планирования и управления народным хозяйством. — М., 1970. </text:p>
              </text:list-item>
              <text:list-item>
                <text:p text:style-name="P24">Емельянов С. В. Организационные системы управления: принципы построения <text:soft-page-break/>структурных схем. // Актуальные проблемы управления. — М., 1972. </text:p>
              </text:list-item>
              <text:list-item>
                <text:p text:style-name="P24">Епископосов Г. Л. Техника и социология. — М., 1967. </text:p>
              </text:list-item>
              <text:list-item>
                <text:p text:style-name="P24">Жимерин Д. Г. Проблемы автоматизации управления. // Автоматизированные системы управления. — М., 1972. </text:p>
              </text:list-item>
              <text:list-item>
                <text:p text:style-name="P24">Жолковский А. К. Предисловие. // Машинный перевод и прикладная лингвистика. 1964. № 8. </text:p>
              </text:list-item>
              <text:list-item>
                <text:p text:style-name="P24">Жолковский А. К. и другие. О принципиальном использовании смысла при машинном переводе. // Труды Института точной механики и вычислительной техники. Машинный перевод — 1961. Вып. 2. — М., 1961. </text:p>
              </text:list-item>
              <text:list-item>
                <text:p text:style-name="P24">Жолковский А. К., Мельчук И. А. К построению действующей модели языка «Смысл-текст». // Машинный перевод и прикладная лингвистика. 1969. № 11. </text:p>
              </text:list-item>
              <text:list-item>
                <text:p text:style-name="P24">Заде Л., Дезоер Ч. Теория линейных систем. — М., 1970. </text:p>
              </text:list-item>
              <text:list-item>
                <text:p text:style-name="P24">Замошкин Ю. А. Психологическое направление в современной буржуазной социологии. — М., 1958. </text:p>
              </text:list-item>
              <text:list-item>
                <text:p text:style-name="P24">ЗигвартХ. Учение о суждении, понятии и выводе. // Зигварт X. Логика. Т. 1. — СПб., 1908 а. </text:p>
              </text:list-item>
              <text:list-item>
                <text:p text:style-name="P24">ЗигвартХ. Учение о методе. // Зигварт X. Логика. Т. 2. Вып. 1. — СПб., 1908 b. </text:p>
              </text:list-item>
              <text:list-item>
                <text:p text:style-name="P24">Зиновьев А. А. Восхождение от абстрактного к конкретному (на материале «Капитала» К. Маркса). // Канд. диссертация. — М., 1954. </text:p>
              </text:list-item>
              <text:list-item>
                <text:p text:style-name="P24">Зиновьев А. А. Логическое строение знаний о связях. // Логические исследования. — М., 1959 а. </text:p>
              </text:list-item>
              <text:list-item>
                <text:p text:style-name="P24">Зиновьев А. А. Следование как свойство высказываний о связях. // Науч. докл. высшей школы. Философские науки. 1959 b. № 3. </text:p>
              </text:list-item>
              <text:list-item>
                <text:p text:style-name="P24">Зиновьев А. А. 06 одной программе исследования мышления. // Докл. АПН РСФСР. 1959 с. № 2. </text:p>
              </text:list-item>
              <text:list-item>
                <text:p text:style-name="P24">Зиновьев А. А. О логической природе восхождения от абстрактного к конкретному. // Филос. энцикл. Т. 1. — М., 1960 а. </text:p>
              </text:list-item>
              <text:list-item>
                <text:p text:style-name="P24">Зиновьев А. А. К вопросу о методе исследования знаний (высказывания о связях). // Докл. АПН РСФСР. 1960 b. № 3. </text:p>
              </text:list-item>
              <text:list-item>
                <text:p text:style-name="P24">Зиновьев А. А. К определению понятия связи. // «Вопросы философии», 1960 с. № 8. </text:p>
              </text:list-item>
              <text:list-item>
                <text:p text:style-name="P24">Зиновьев А. А. Логика высказываний и теория вывода. — М., 1962. </text:p>
              </text:list-item>
              <text:list-item>
                <text:p text:style-name="P24">Зиновьев А. А. Об основных понятиях и принципах логики науки. // Логическая структура научного знания. — М., 1965. </text:p>
              </text:list-item>
              <text:list-item>
                <text:p text:style-name="P24">Зиновьев А. А., Ревзин И. И. Логическая модель как средство научного исследования. // «Вопросы философии», 1960. № 1. </text:p>
              </text:list-item>
              <text:list-item>
                <text:p text:style-name="P24">Зинченко А. П. Игра. В Харькове проведён экспертный семинар по теме «Учебно-воспитательный процесс в ВУЗе». // Архитектура. Приложение к «Строительной газете» от 25 апреля 1982. </text:p>
              </text:list-item>
              <text:list-item>
                <text:p text:style-name="P24">Зинченко А. П. Игровая форма межпрофессионального обсуждения градостроительных проблем. // Строительство и архитектура. 1983. № 8. </text:p>
              </text:list-item>
              <text:list-item>
                <text:p text:style-name="P24">Зинченко П. И. Проблема непроизвольного запоминания. // Научные записки Харьковского государственного педагогического института иностранных языков. Т. 1.1939. </text:p>
              </text:list-item>
              <text:list-item>
                <text:p text:style-name="P24">Ильенков Э. В. Диалектика абстрактного и конкретного в «Капитале» К. Маркса. — М., 1960. </text:p>
              </text:list-item>
              <text:list-item>
                <text:p text:style-name="P24">Ильенков Э. В. Предмет логики как науки в новой философии. // «Вопросы философии», 1965. № 5. </text:p>
              </text:list-item>
              <text:list-item>
                <text:p text:style-name="P24">Ильенков Э. В. К истории вопроса о предмете логики как науки. // «Вопросы философии», 1966. № 2. </text:p>
              </text:list-item>
              <text:list-item>
                <text:p text:style-name="P24">Ильенков Э. В. Идеальное. // Филос. энцикл. Т. 2. — М., 1962. </text:p>
              </text:list-item>
              <text:list-item>
                <text:p text:style-name="P24">Исследования по общей теории систем. — М., 1969. </text:p>
              </text:list-item>
              <text:list-item>
                <text:p text:style-name="P24">Калман Р. и другие. Математическая теория систем. — М., 1971. </text:p>
              </text:list-item>
              <text:list-item>
                <text:p text:style-name="P24"><text:soft-page-break/>Кант И. Критика чистого разума. — СПб., 1907. </text:p>
              </text:list-item>
              <text:list-item>
                <text:p text:style-name="P24">Кант И. Логика. — СПб., 1915. </text:p>
              </text:list-item>
              <text:list-item>
                <text:p text:style-name="P24">Кантор Г. Учение о множествах. // Новые идеи в математике. Сб. 6. — СПб., 1914. </text:p>
              </text:list-item>
              <text:list-item>
                <text:p text:style-name="P24">Квейд Э. Анализ сложных систем (методология анализа при подготовке военных решений). — М., 1969. </text:p>
              </text:list-item>
              <text:list-item>
                <text:p text:style-name="P24">Кибернетический сборник. Вып. 1. — М., 1960. </text:p>
              </text:list-item>
              <text:list-item>
                <text:p text:style-name="P24">Клини С. К. Введение в метаматематику. — М., 1957. </text:p>
              </text:list-item>
              <text:list-item>
                <text:p text:style-name="P24">Климовская Г. И. Опыт псевдогенетического поиска языковых универсалий. // Языковые универсалии и лингвистическая типология М., 1969. </text:p>
              </text:list-item>
              <text:list-item>
                <text:p text:style-name="P24">Клир Дж. Абстрактное понятие системы как методологическое средство. // Исследования по общей теории систем. — М., 1969. </text:p>
              </text:list-item>
              <text:list-item>
                <text:p text:style-name="P24">Комплексный подход к научному поиску: проблемы и перспективы. В 2-х ч. — Свердловск, 1979. </text:p>
              </text:list-item>
              <text:list-item>
                <text:p text:style-name="P24">Кон И. С. О понятии исторического прогресса. // Проблемы развития в природе и обществе. — М.-Л., 1958. </text:p>
              </text:list-item>
              <text:list-item>
                <text:p text:style-name="P24">Кон И. С. Прогресс общественный. // Филос. энцикл. Т. 4. — М., 1967. </text:p>
              </text:list-item>
              <text:list-item>
                <text:p text:style-name="P24">Кондильяк Э. Б. Трактат о системах. — М., 1938. </text:p>
              </text:list-item>
              <text:list-item>
                <text:p text:style-name="P24">Кондорсэ Ж. А. Эскиз исторической картины прогресса человеческого разума. — М., 1936. </text:p>
              </text:list-item>
              <text:list-item>
                <text:p text:style-name="P24">Кондрашов И. А. К вопросу о происхождении языка. // Вопросы языкознания в свете трудов И. В. Сталина. — М., 1950. </text:p>
              </text:list-item>
              <text:list-item>
                <text:p text:style-name="P24">Копнин П. В., Крымский С. Б. Заметки о логике современной и традиционной. // «Вопросы философии», 1965, № 7. </text:p>
              </text:list-item>
              <text:list-item>
                <text:p text:style-name="P24">Коссериу Э. Синхрония, диахрония и история//Новое в лингвистике. Вып. III. — M., 1963. </text:p>
              </text:list-item>
              <text:list-item>
                <text:p text:style-name="P24">Косыгин Ю. А. Методологические вопросы системных исследований в геологии. // Геотектоника. 1970. № 2. </text:p>
              </text:list-item>
              <text:list-item>
                <text:p text:style-name="P24">Котарбиньский Т. Избранные произведения. — М., 1963. </text:p>
              </text:list-item>
              <text:list-item>
                <text:p text:style-name="P24">Кремянский В. И. Некоторые особенности организмов как «систем» с точки зрения физики, кибернетики и биологии. // «Вопросы философии», 1958. № 8. </text:p>
              </text:list-item>
              <text:list-item>
                <text:p text:style-name="P24">Кузьмин В. П. Принцип системности в теории и методологии К. Маркса. — М., 1976. </text:p>
              </text:list-item>
              <text:list-item>
                <text:p text:style-name="P24">Кузнецов Б. Г. Беседы по теории относительности. — М., 1960. </text:p>
              </text:list-item>
              <text:list-item>
                <text:p text:style-name="P24">Курс для высшего управленческого персонала. — М., 1970. </text:p>
              </text:list-item>
              <text:list-item>
                <text:p text:style-name="P24">Кутта Ф. Человек. Труд. Техника. — М., 1970. </text:p>
              </text:list-item>
              <text:list-item>
                <text:p text:style-name="P24">Кутюра Л. Философские принципы математики. — СПб., 1913. </text:p>
              </text:list-item>
              <text:list-item>
                <text:p text:style-name="P24">Куффиньяль Л. Кибернетика — искусство управления. // Наука и человечество 1963. — М., 1963. </text:p>
              </text:list-item>
              <text:list-item>
                <text:p text:style-name="P24">Ладенко И. С. Об отношении эквивалентности и его роли в некоторых процессах мышления. // Докл. АПН РСФСР. 1958 а. № 1. </text:p>
              </text:list-item>
              <text:list-item>
                <text:p text:style-name="P24">Ладенко И. С. О процессах мышления, связанных с установлением отношения эквивалентности. // Докл. АПН РСФСР. 1958 b. № 2. </text:p>
              </text:list-item>
              <text:list-item>
                <text:p text:style-name="P24">Ладенко И. С. Проблемы обоснования математики и логической эмпиризм. // Диалектический материализм и современный позитивизм. — М., 1961. </text:p>
              </text:list-item>
              <text:list-item>
                <text:p text:style-name="P24">Лакатос И. Доказательства и опровержения. Как доказываются теоремы. — М., 1967. </text:p>
              </text:list-item>
              <text:list-item>
                <text:p text:style-name="P24">Ланге О. Целое и развитие в свете кибернетики. // Исследования по общей теории систем. — М., 1969. </text:p>
              </text:list-item>
              <text:list-item>
                <text:p text:style-name="P24">Лапин И. И., Пригожин А. И. «Социальные инновации» — новое направление в организационной психологии на Западе. // Психологический журнал. Т. 3.1982. № 5. </text:p>
              </text:list-item>
              <text:list-item>
                <text:p text:style-name="P24">Лейбниц Г. Новые опыты о человеческом разуме. — М.-Л., 1936. </text:p>
              </text:list-item>
              <text:list-item>
                <text:p text:style-name="P24">Лекторский В. А., Садовский В. Н. О принципах исследования систем (в связи с общей теорией систем Л. Берталанфи). // «Вопросы философии», 1960. № 8. </text:p>
              </text:list-item>
              <text:list-item>
                <text:p text:style-name="P24"><text:soft-page-break/>Лекторский В. А. и другие. История предмета философии. // Филос. энцикл. Т. 5. — М., 1970. </text:p>
              </text:list-item>
              <text:list-item>
                <text:p text:style-name="P24">Ленин В. И. Философские тетради. // ПСС. Четвёртое издание. Т. 38. — М., 1958. </text:p>
              </text:list-item>
              <text:list-item>
                <text:p text:style-name="P24">Ленин В. И. Материализм и эмпириокритицизм. // ПСС. Т. 18.. — М., 1961 </text:p>
              </text:list-item>
              <text:list-item>
                <text:p text:style-name="P24">Ленин В. И. Империализм, как высшая стадия капитализма. // ПСС. Т. 27. — М., 1962 </text:p>
              </text:list-item>
              <text:list-item>
                <text:p text:style-name="P24">Леонтьев А. А. Психолингвистика. — Л., 1967. </text:p>
              </text:list-item>
              <text:list-item>
                <text:p text:style-name="P24">Леонтьев А. А. Язык, речь, речевая деятельность. — М., 1969. </text:p>
              </text:list-item>
              <text:list-item>
                <text:p text:style-name="P24">Леонтьев А. Н. Психологические основы дошкольной игры. // Проблемы развития психики. — М., 1959. </text:p>
              </text:list-item>
              <text:list-item>
                <text:p text:style-name="P24">Леонтьев А. Н. Проблемы развития психики. — М., 1959. </text:p>
              </text:list-item>
              <text:list-item>
                <text:p text:style-name="P24">Леонтьев А. Н. О некоторых перспективных проблемах советской психологии. // Вопросы психологии. 1967. № 6. </text:p>
              </text:list-item>
              <text:list-item>
                <text:p text:style-name="P24">Леонтьев А. Н. Автоматизация и человек. // Психологические исследования. Вып. 2. — М., 1970. </text:p>
              </text:list-item>
              <text:list-item>
                <text:p text:style-name="P24">Лефевр В. А. О способах представления объектов как систем. // Тезисы доклада симп. «Логика научного исследования» и семинара логиков. — Киев, 1962. </text:p>
              </text:list-item>
              <text:list-item>
                <text:p text:style-name="P24">Лефевр В. А. О различии «процесса решения» и «способа решения» задач. // Тезисы доклада на II съезде Общества психологов. — М., 1963. </text:p>
              </text:list-item>
              <text:list-item>
                <text:p text:style-name="P24">Лефевр В. А. О самоорганизующихся и саморефлексивных системах и их исследовании. // Проблемы исследования систем и структур. — М., 1965. </text:p>
              </text:list-item>
              <text:list-item>
                <text:p text:style-name="P24">Лефевр В. А. Конфликтующие структуры. — М., 1967. </text:p>
              </text:list-item>
              <text:list-item>
                <text:p text:style-name="P24">Лефевр В. А. О способах представления объектов как систем. // Философские проблемы современного естествознания. Вып. 14. — Киев, 1969. </text:p>
              </text:list-item>
              <text:list-item>
                <text:p text:style-name="P24">Лефевр В. А. Системы, нарисованные на системах. // Системный метод и современная наука. Вып. 1. — Новосибирск, 1970. </text:p>
              </text:list-item>
              <text:list-item>
                <text:p text:style-name="P24">Лефевр В. А., Дубовская В. И. Способ решения задач как содержание обучения. // Новые исследования в педагогических науках». Вып. 4. — М., 1965. </text:p>
              </text:list-item>
              <text:list-item>
                <text:p text:style-name="P24">Лисицин В. Н., Попов Г. Х. О науке управления. // Плановое хозяйство. 1968. № 3. </text:p>
              </text:list-item>
              <text:list-item>
                <text:p text:style-name="P24">Логика научного поиска (тезисы доклада к Всесоюз. симп.). Ч. 1. — Свердловск, 1977. </text:p>
              </text:list-item>
              <text:list-item>
                <text:p text:style-name="P24">Логические исследования. — М., 1959. </text:p>
              </text:list-item>
              <text:list-item>
                <text:p text:style-name="P24">Локк Дж. Избранные философские произведения. Т. 1. — М., 1960. </text:p>
              </text:list-item>
              <text:list-item>
                <text:p text:style-name="P24">Ломов Б. Ф. Человек и техника. — М., 1966. </text:p>
              </text:list-item>
              <text:list-item>
                <text:p text:style-name="P24">Лосев А. Ф. Платон. // Филос. энцикл. Т. 4. — М., 1967. </text:p>
              </text:list-item>
              <text:list-item>
                <text:p text:style-name="P24">Луканин Р. К., Касымжанов А. Х. Об исходных моментах проблемы взаимоотношения диалектики и формальной логики. // Актуальные проблемы диалектической логики (мат. Всесоюз. симп. по диалектической логике). Алма-ата, 1971. </text:p>
              </text:list-item>
              <text:list-item>
                <text:p text:style-name="P24">Лукасевич Я. Аристотелевская силлогистика с точки зрения современной формальной логики. — М., 1959. </text:p>
              </text:list-item>
              <text:list-item>
                <text:p text:style-name="P24">Любищев А. А. Значение и будущее систематики. // Природа. 1971. № 2. </text:p>
              </text:list-item>
              <text:list-item>
                <text:p text:style-name="P24">Маковельский А. О. История логики. — М., 1967. </text:p>
              </text:list-item>
              <text:list-item>
                <text:p text:style-name="P24">Максвелл Дж. К. Избранные сочинения по теории электромагнитного поля. — М., 1938. </text:p>
              </text:list-item>
              <text:list-item>
                <text:p text:style-name="P24">Мамардашвили М. К. Процесс анализа и синтеза. // «Вопросы философии», 1958. № 2. </text:p>
              </text:list-item>
              <text:list-item>
                <text:p text:style-name="P24">Мамардашвили М. К. Некоторые вопросы исследования истории философии как истории познания. // «Вопросы философии», 1959. №: 12. </text:p>
              </text:list-item>
              <text:list-item>
                <text:p text:style-name="P24">Мамардашвипи М. К. Формы и содержание мышления (к критике гегелевского учения о формах познания). — М., 1968 а. </text:p>
              </text:list-item>
              <text:list-item>
                <text:p text:style-name="P24">Мамардашвили М. К. Анализ сознания в работах К. Маркса. // «Вопросы <text:soft-page-break/>философии», 1968 b. № 6. </text:p>
              </text:list-item>
              <text:list-item>
                <text:p text:style-name="P24">Марков И. Б. Научно-техническая революция: анализ, перспективы, последствия. — М., 1971. </text:p>
              </text:list-item>
              <text:list-item>
                <text:p text:style-name="P24">Маркс К. К критике политической экономии. — М., 1952. </text:p>
              </text:list-item>
              <text:list-item>
                <text:p text:style-name="P24">Маркс К. Капитал. Т. 1. — М., 1955 а. </text:p>
              </text:list-item>
              <text:list-item>
                <text:p text:style-name="P24">Маркс К. Тезисы о Фейербахе. // Маркс К. и Энгельс Ф. Сочинения. Второе издание. Т. З. — М., 1955 b. </text:p>
              </text:list-item>
              <text:list-item>
                <text:p text:style-name="P24">Маркс К. Экономическо-философские рукописи 1884 года. // Маркс К. и Энгельс Ф. Из ранних произведений. — М., 1956. </text:p>
              </text:list-item>
              <text:list-item>
                <text:p text:style-name="P24">Маркс К. Теории прибавочной стоимости (IV том «Капитала»). // Маркс К. и Энгельс Ф. Сочинения. Т. 26. Ч. ІІІ. — М., 1964. </text:p>
              </text:list-item>
              <text:list-item>
                <text:p text:style-name="P24">Маркс К., Энгельс Ф. Немецкая идеология. // Маркс К. и Энгельс Ф. Сочинения. Второе издание. Т. З М., 1955 а. </text:p>
              </text:list-item>
              <text:list-item>
                <text:p text:style-name="P24">Маркс К., Энгельс Ф. Святое семейство, или критика критической критики. // Маркс К. и Энгельс Ф. Сочинения. Второе издание. Т. 2. — М., 1955 b. </text:p>
              </text:list-item>
              <text:list-item>
                <text:p text:style-name="P24">Маркс К., Энгельс Ф. Из ранних произведений. — М., 1956. </text:p>
              </text:list-item>
              <text:list-item>
                <text:p text:style-name="P24">Мартине А. Основы общей лингвистики. // Новое в лингвистике. Вып. III. — М., 1963. </text:p>
              </text:list-item>
              <text:list-item>
                <text:p text:style-name="P24">Мах Э. Механика. Историко-критический очерк её развития. — СПб., 1909. </text:p>
              </text:list-item>
              <text:list-item>
                <text:p text:style-name="P24">Мелещенко Ю. С., Шухардин С. В. Ленин и научно-технический прогресс. — Л., 1969. </text:p>
              </text:list-item>
              <text:list-item>
                <text:p text:style-name="P24">Мельников Г. П. Азбука математической логики. — М., 1967 а. </text:p>
              </text:list-item>
              <text:list-item>
                <text:p text:style-name="P24">Мельников Г. П. Системная лингвистика и её отношение к структурной. // Проблемы языкознания. Докл. и сообщ. советских учёных на X Межд. Конгрессе лингвистов. — М., 1967 b. </text:p>
              </text:list-item>
              <text:list-item>
                <text:p text:style-name="P24">Мельников Г. П. Язык как система и языковые универсалии. // Языковые универсалии и лингвистическая типология. — М., 1969. </text:p>
              </text:list-item>
              <text:list-item>
                <text:p text:style-name="P24">Мельчук И. А. Опыт теории лингвистических моделей «Смысл-текст». — М., 1974. </text:p>
              </text:list-item>
              <text:list-item>
                <text:p text:style-name="P24">Месарович М. и другие. Теория иерархических многоуровневых систем. — М., 1973. </text:p>
              </text:list-item>
              <text:list-item>
                <text:p text:style-name="P24">Металлы. // Большая Сов. Энцикл. Второе издание. Т. 27. — М., 1954. </text:p>
              </text:list-item>
              <text:list-item>
                <text:p text:style-name="P24">Метод моделирования в естествознании (тезисы докладов и выступлений на симпозиуме). — Тарту, 1966. </text:p>
              </text:list-item>
              <text:list-item>
                <text:p text:style-name="P24">Методологические проблемы науки. — М., 1964. </text:p>
              </text:list-item>
              <text:list-item>
                <text:p text:style-name="P24">Методология исследования проектной деятельности (Всесоюз. науч. конф. «Автоматизация проектирования как комплексная проблема совершенствования проектного дела в стране»). Сб. 2. — М., 1973. </text:p>
              </text:list-item>
              <text:list-item>
                <text:p text:style-name="P24">Минский М. На пути к созданию искусственного разума. // Вычислительные машины и мышление. — М., 1967. </text:p>
              </text:list-item>
              <text:list-item>
                <text:p text:style-name="P24">Минто В. Дедуктивная и индуктивная логика. — СПб., 1901. </text:p>
              </text:list-item>
              <text:list-item>
                <text:p text:style-name="P24">Мирский Э. М. Междисциплинарные исследования и дисциплинарная организация науки. — М., 1980. </text:p>
              </text:list-item>
              <text:list-item>
                <text:p text:style-name="P24">Моисеев Н. Н. Компьютер ставит эксперимент. // Литературная газета, 1 января 1973. </text:p>
              </text:list-item>
              <text:list-item>
                <text:p text:style-name="P24">Моисеев Н. Н. Имитационные модели. // Наука и человечество 1973. — М., 1972. </text:p>
              </text:list-item>
              <text:list-item>
                <text:p text:style-name="P24">Морено Дж. Социометрия. — М., 1958. </text:p>
              </text:list-item>
              <text:list-item>
                <text:p text:style-name="P24">Морз Ф. М., Кимбелл Д. Е. Методы исследования операции. — М., 1956. </text:p>
              </text:list-item>
              <text:list-item>
                <text:p text:style-name="P24">Москаева А. С. К анализу способа решения арифметических задач. // Тезисы доклада на II съезде Общества психологов. Вып. 2. — М., 1963. </text:p>
              </text:list-item>
              <text:list-item>
                <text:p text:style-name="P24">Москаева А. С. Анализ знаковых средств, необходимых для активного усвоения способов деятельности. // Вопросы активизации мышления и творческой деятельности учащихся (тезисы доклада на межвуз. конф.). — М., 1964. </text:p>
              </text:list-item>
              <text:list-item>
                <text:p text:style-name="P24">Москаева А. С. Алгоритмы и «алгоритмический подход» к анализу процессов <text:soft-page-break/>обучения. // Вопросы психологии. 1965. № 3. </text:p>
              </text:list-item>
              <text:list-item>
                <text:p text:style-name="P24">Москаева А. С. Об одном способе исследования употребления моделей. // Метод моделирования в естествознании. — Тарту, 1966. </text:p>
              </text:list-item>
              <text:list-item>
                <text:p text:style-name="P24">Москаева А. С. Математика и философия. // Проблемы исследования структуры науки. — Новосибирск, 1967. </text:p>
              </text:list-item>
              <text:list-item>
                <text:p text:style-name="P24">Москаева А. С. Логический анализ способов решения арифметических задач. // Педагогика и логика. — М., 1968. </text:p>
              </text:list-item>
              <text:list-item>
                <text:p text:style-name="P24">Москаева А. С., Розин В. М. К анализу строения систем знания типа «Начал» Евклида. Сообщения I–II. // Новые исследования в педагогических. Вып. 8 и 9. — М., 1966. </text:p>
              </text:list-item>
              <text:list-item>
                <text:p text:style-name="P24">Надежина Р. Г. Совместная деятельность детей и их взаимоотношения. // Вопросы психологии. Тезисы докладов на республиканской психологической конференции. — Киев, 1964 а. </text:p>
              </text:list-item>
              <text:list-item>
                <text:p text:style-name="P24">Надежина Р. Г. Игра и взаимоотношения детей. // Дошкольное воспитание. 1964 b. № 4. </text:p>
              </text:list-item>
              <text:list-item>
                <text:p text:style-name="P24">Надежина Р. Г. Анализ детских групп как малых неоднородных систем. // Проблемы исследования систем и структур. Материалы к конференции. — М., 1965. </text:p>
              </text:list-item>
              <text:list-item>
                <text:p text:style-name="P24">Наторп П. Философия как основание педагогики. — СПб., 1905. </text:p>
              </text:list-item>
              <text:list-item>
                <text:p text:style-name="P24">Наука и учебный предмет. // Советская педагогика. 1965. № 7. </text:p>
              </text:list-item>
              <text:list-item>
                <text:p text:style-name="P24">Наука — техника — управление. Интеграция науки, техники и технологии. // Организация и управление в Соединённых Штатах Америки. — М., 1966. </text:p>
              </text:list-item>
              <text:list-item>
                <text:p text:style-name="P24">Нейман Дж. Теория самовоспроизводящихся автоматов. — М., 1971. </text:p>
              </text:list-item>
              <text:list-item>
                <text:p text:style-name="P24">Непомнящая Н. И. О путях анализа проблемы усвоения и развития на основе логических и психологических методов. // Тезисы доклада на II съезде Общества психологов. Вып. 2. — М., 1963. </text:p>
              </text:list-item>
              <text:list-item>
                <text:p text:style-name="P24">Непомнящая Н. И. О методе генетического исследования в психологии. // Вопросы психологии. Тезисы доклада на республиканской психологической конференции. — Киев, 1964 а. </text:p>
              </text:list-item>
              <text:list-item>
                <text:p text:style-name="P24">Непомнящая Н. И. К вопросу об активности и самостоятельности учащихся в процессе обучения. // Вопросы активизации мышления и творческой деятельности учащихся. Тезисы доклада на межвуз. конф. — М., 1964 b. </text:p>
              </text:list-item>
              <text:list-item>
                <text:p text:style-name="P24">Непомнящая Н. И. Анализ некоторых понятий психологической концепции Жана Пиаже. // Вопросы психологии. 1964 с. № 4. </text:p>
              </text:list-item>
              <text:list-item>
                <text:p text:style-name="P24">Непомнящая Н. И. Отношение методов структурного генетического исследования в психологии. // Проблемы исследования систем и структур. Материалы к конференции. — М., 1965. </text:p>
              </text:list-item>
              <text:list-item>
                <text:p text:style-name="P24">Непомнящая Н. И. Состояние проблемы обучения и развития и задачи дальнейшей её разработки. // Обучение и развитие (материалы к симпозиуму). — М., 1966 а. </text:p>
              </text:list-item>
              <text:list-item>
                <text:p text:style-name="P24">Непомнящая Н. И. Теория Л. С. Выготского о связи обучения и развития. // Обучение и развитие (материалы к симпозиуму). — М., 1966 b. </text:p>
              </text:list-item>
              <text:list-item>
                <text:p text:style-name="P24">Непомнящая Н. И. Понятия развития и научения в теории Ж. Пиаже. // Обучение и развитие (материалы к симпозиуму). — М., 1966 с. </text:p>
              </text:list-item>
              <text:list-item>
                <text:p text:style-name="P24">Непомнящая Н. И. Педагогический анализ и конструирование способов решения учебных задач. // Педагогика и логика. — М., 1968. </text:p>
              </text:list-item>
              <text:list-item>
                <text:p text:style-name="P24">Николаев В. В. Состояние и некоторые проблемы развития системотехники. // Методологические проблемы системотехники. — Л., 1970. </text:p>
              </text:list-item>
              <text:list-item>
                <text:p text:style-name="P24">Ньюэлл А., Саймон Г. А. Имитация мышления человека с помощью электронно-вычислительной машины. // Психология мышления. — М., 1965. </text:p>
              </text:list-item>
              <text:list-item>
                <text:p text:style-name="P24">Ньюэлл А. и другие. Процессы творческого мышления. // Психология мышления. — М., 1965. </text:p>
              </text:list-item>
              <text:list-item>
                <text:p text:style-name="P24">Обучение и развитие (материалы к симпозиуму). — М., 1966. </text:p>
              </text:list-item>
              <text:list-item>
                <text:p text:style-name="P24">Общая теория систем. — М., 1966. </text:p>
              </text:list-item>
              <text:list-item>
                <text:p text:style-name="P24"><text:soft-page-break/>Овчинников Н. Ф. Понятия массы и энергии в их историческом развитии и философском значении. — М., 1957. </text:p>
              </text:list-item>
              <text:list-item>
                <text:p text:style-name="P24">Оптнер С. Системный анализ для решения деловых и промышленных проблем. — М., 1969. </text:p>
              </text:list-item>
              <text:list-item>
                <text:p text:style-name="P24">Организация и управление (вопросы теории и практики). — М., 1968. </text:p>
              </text:list-item>
              <text:list-item>
                <text:p text:style-name="P24">Остов Г. В. Техника и общественный прогресс. — М., 1959. </text:p>
              </text:list-item>
              <text:list-item>
                <text:p text:style-name="P24">О соотношении синхронного анализа и исторического изучения языков. — М., 1960. </text:p>
              </text:list-item>
              <text:list-item>
                <text:p text:style-name="P24">Пантина Н. С. Процесс возникновения сюжетной игры и его значение для умственного развития детей раннего возраста (формирование </text:p>
              </text:list-item>
              <text:list-item>
                <text:p text:style-name="P24">деятельности элементарного планирования). // Докл. АПН РСФСР. 1962. № 5. </text:p>
              </text:list-item>
              <text:list-item>
                <text:p text:style-name="P24">Пантина Н. С. Умственное развитие ребёнка в процессе возникновения сюжетной игры. // Дошкольное воспитание. 1963. № 2. </text:p>
              </text:list-item>
              <text:list-item>
                <text:p text:style-name="P24">Пантина Н. С. Исследование умственного развития детей в процессе деятельности с дидактическими игрушками. // Развитие познавательных и волевых процессов у дошкольников. — М., 1965. </text:p>
              </text:list-item>
              <text:list-item>
                <text:p text:style-name="P24">Пантина Н. С. Исследование строения детской деятельности (на материале действий с дидактическими игрушками). // Психология и педагогика игры дошкольника. — М., 1966. </text:p>
              </text:list-item>
              <text:list-item>
                <text:p text:style-name="P24">Папуш М. П. К анализу концепции индикационного поля панели пульта управления как информационной модели. // Проблемы инженерной психологии. Вып 1. — М., 1971. </text:p>
              </text:list-item>
              <text:list-item>
                <text:p text:style-name="P24">Папуш М. В. Проблема единства семиотики и схема «семиозиса» Ч. Морриса. // Проблемы семантики. — М., 1974. </text:p>
              </text:list-item>
              <text:list-item>
                <text:p text:style-name="P24">Пископпель А. А. Экспериментальный метод и системное инженерно-психологическое проектирование. // Проблемы инженерной психологии. Вып. 1. — М., 1971. </text:p>
              </text:list-item>
              <text:list-item>
                <text:p text:style-name="P24">Поварнин С. И. Логика. Пгр., 1916. </text:p>
              </text:list-item>
              <text:list-item>
                <text:p text:style-name="P24">Поварнин С. И. Введение в логику. Пгр. 1921. </text:p>
              </text:list-item>
              <text:list-item>
                <text:p text:style-name="P24">Поваров Г. Н. Логика на службе автоматизации и технического прогресса. // «Вопросы философии», 1959. № 10. </text:p>
              </text:list-item>
              <text:list-item>
                <text:p text:style-name="P24">Пристли Дж. Избранные сочинения. — М., 1934. </text:p>
              </text:list-item>
              <text:list-item>
                <text:p text:style-name="P24">Проблема распределения функций в системах «человек — машина». // Инженерно-психологическое проектирование. Вып. 1. — М., 1970. </text:p>
              </text:list-item>
              <text:list-item>
                <text:p text:style-name="P24">Проблемы исследования систем и структур. Материалы к конференции. — М., 1965. </text:p>
              </text:list-item>
              <text:list-item>
                <text:p text:style-name="P24">Проблемы исследования структуры науки (материалы к симпозиуму). — Новосибирск, 1967. </text:p>
              </text:list-item>
              <text:list-item>
                <text:p text:style-name="P24">Проблемы методологии системного исследования. — М., 1970. </text:p>
              </text:list-item>
              <text:list-item>
                <text:p text:style-name="P24">Проблемы прогнозирования материально-предметной среды. // Труды ВНИИТЭ. Техн. эстетика. Вып. 2.1972. </text:p>
              </text:list-item>
              <text:list-item>
                <text:p text:style-name="P24">Проблемы рефлексии в научном познании. Куйбышев, 1983. </text:p>
              </text:list-item>
              <text:list-item>
                <text:p text:style-name="P24">Проблемы теории проектирования предметной среды. // Труды ВНИИТЭ. Техн. эстетика. Вып. 8. — М., 1974. </text:p>
              </text:list-item>
              <text:list-item>
                <text:p text:style-name="P24">Программно-целевой подход и деловые игры. // Тезисы доклада и сообщ. ко второй науч.-практ. науковедч. конф. — Новосибирск, 1982. </text:p>
              </text:list-item>
              <text:list-item>
                <text:p text:style-name="P24">Психология и педагогика игры дошкольника. — М., 1966. </text:p>
              </text:list-item>
              <text:list-item>
                <text:p text:style-name="P24">Разработка и внедрение автоматизированных систем в проектировании (теория и методология). — М., 1975. </text:p>
              </text:list-item>
              <text:list-item>
                <text:p text:style-name="P24">Рамишвили Д. И. О психологической природе донаучных познаний (докл. на совещ. по вопросам психологии (1–6 июля 1953 г.). — М., 1954. </text:p>
              </text:list-item>
              <text:list-item>
                <text:p text:style-name="P24">Раппапорт А. Г. Методологический анализ трансформации функций прогнозирования. // Проблемы прогнозирования материально-предметной среды. Труды ВНИИТЭ. Техн. эстетика. Вып. 2. — М., 1972. </text:p>
              </text:list-item>
              <text:list-item>
                <text:p text:style-name="P24"><text:soft-page-break/>Раппапорт А. Г. Проектирование без прототипов. // Разработка и внедрение автоматизированных систем в проектировании (теория и методология). — М., 1975. </text:p>
              </text:list-item>
              <text:list-item>
                <text:p text:style-name="P24">Раппапорт А. Г., Сазонов Б. В. Проблемы будущего и трансформация проектирования. // Техническая эстетика. 1972. № 1. </text:p>
              </text:list-item>
              <text:list-item>
                <text:p text:style-name="P24">Рашевский П. К. «Основания геометрии» Гилберта и их место в историческом развитии вопроса. // Д. Гилберт. Основания геометрии. — М.-Л., 1948. </text:p>
              </text:list-item>
              <text:list-item>
                <text:p text:style-name="P24">Рашевский П. К. Геометрия и её аксиоматика. // Математическое просвещение. 1960. № 5. </text:p>
              </text:list-item>
              <text:list-item>
                <text:p text:style-name="P24">Рефлексия. // Филос. словарь. Philosophisches Worterbuch. — M., 1961. </text:p>
              </text:list-item>
              <text:list-item>
                <text:p text:style-name="P24">Рефлексия. // Филос. энцикл. Т. 4. — М., 1967. </text:p>
              </text:list-item>
              <text:list-item>
                <text:p text:style-name="P24">Рефлексия в науке и обучении (тезисы доклада и сообщ. к науч.-метод, конф.). — Новосибирск, 1984. </text:p>
              </text:list-item>
              <text:list-item>
                <text:p text:style-name="P24">Рождественский Ю. В. От редактора//Семиотика и восточные языки. — М., 1967. </text:p>
              </text:list-item>
              <text:list-item>
                <text:p text:style-name="P24">Розенбергер Ф. История физики. — М.-Л., 1937. </text:p>
              </text:list-item>
              <text:list-item>
                <text:p text:style-name="P24">Розин В. М. Логический анализ функций чертежа в геометрии. // Тезисы доклада на II съезде Общества психологов. Вып. 2. — М., 1963. </text:p>
              </text:list-item>
              <text:list-item>
                <text:p text:style-name="P24">Розин В. М. Анализ знаковых средств в геометрии. // Вопросы психологии. 1964 а. № 6. </text:p>
              </text:list-item>
              <text:list-item>
                <text:p text:style-name="P24">Розин В. М. Анализ способов деятельности в геометрии, представленных в виде сложной системы. // Вопросы активизации мышления и творческой деятельности учащихся (тезисы доклада на межвуз. конф). — М., 1964 b. </text:p>
              </text:list-item>
              <text:list-item>
                <text:p text:style-name="P24">Розин В. М. Функции символических и модельных средств в точных науках. // Проблемы методологии и логика наук. — Томск, 1965. </text:p>
              </text:list-item>
              <text:list-item>
                <text:p text:style-name="P24">Розин В. М. Логический анализ происхождения функций моделей, употребляемых в естественных науках. // Метод моделирования в естествознании. — Тарту, 1966. </text:p>
              </text:list-item>
              <text:list-item>
                <text:p text:style-name="P24">Розин В. М. Об изображении структуры науки. // Проблемы исследования структуры науки. — Новосибирск, 1967 а. </text:p>
              </text:list-item>
              <text:list-item>
                <text:p text:style-name="P24">Розин В. М. Семиотический анализ знаковых средств математики. // Семиотика и восточные языки. — М., 1967 b. </text:p>
              </text:list-item>
              <text:list-item>
                <text:p text:style-name="P24">Розин В. М. Структура современной науки. // Проблемы исследования структуры науки. — Новосибирск, 1967 с. </text:p>
              </text:list-item>
              <text:list-item>
                <text:p text:style-name="P24">Розин В. М. Логико-семиотический анализ знаковых средств геометрии. // Педагогика и логика. — М., 1968 </text:p>
              </text:list-item>
              <text:list-item>
                <text:p text:style-name="P24">Розин В. М. Смысл прогностической деятельности в проектировании. // Проблемы прогнозирования материально-предметной среды. Труды ВНИИТЭ. Техн. эстетика. Вып. 2. — М., 1972. </text:p>
              </text:list-item>
              <text:list-item>
                <text:p text:style-name="P24">Розин В. М., Москаева А. С. Предметы изучения структуры науки. // Проблемы исследования структуры науки. — Новосибирск, 1967. </text:p>
              </text:list-item>
              <text:list-item>
                <text:p text:style-name="P24">Рузавин Г. И. К вопросу об отношении современной формальной логики и логики математической. // «Вопросы философии», 1964. № 2. </text:p>
              </text:list-item>
              <text:list-item>
                <text:p text:style-name="P24">Румянцев A. M., Ерёмин A. M. К вопросу о науке управления социалистической экономикой. // Вопросы экономики. 1967. № 1. </text:p>
              </text:list-item>
              <text:list-item>
                <text:p text:style-name="P24">Руткевич М. Н. Развитие, прогресс и законы диалектики. // «Вопросы философии», 1965. № 8. </text:p>
              </text:list-item>
              <text:list-item>
                <text:p text:style-name="P24">Садовский В. Н. Кризис неопозитивистской «логики науки» и современная зарубежная логика. // Диалектический материализм и современный позитивизм. — М., 1961. </text:p>
              </text:list-item>
              <text:list-item>
                <text:p text:style-name="P24">Садовский В. Н. Аксиоматический метод построения научного знания. // Философские вопросы современной формальной логики. — М., 1962. </text:p>
              </text:list-item>
              <text:list-item>
                <text:p text:style-name="P24">Садовский В. Н. Некоторые принципиальные проблемы построения общей теории систем. // Системные исследования. Ежегодник 1971. — М., 1972. </text:p>
              </text:list-item>
              <text:list-item>
                <text:p text:style-name="P24">Садовский В. Н. Основания общей теории систем. — М., 1974. </text:p>
              </text:list-item>
              <text:list-item>
                <text:p text:style-name="P24"><text:soft-page-break/>Сазонов Б. В. К критике неопозитивистского анализа «естественного» языка науки. // Диалектический материализм и современный позитивизм. — М., 1961. </text:p>
              </text:list-item>
              <text:list-item>
                <text:p text:style-name="P24">Сазонов Б. В. Научное исследование, прогнозирование и конструирование в градостроительном проектировании (история и состояние проблемы). // Проблемы прогнозирования материально-предметной среды. Труды ВНИИТЭ. Техн. эстетика. Вып. 2. — М., 1972. </text:p>
              </text:list-item>
              <text:list-item>
                <text:p text:style-name="P24">Сазонов Б. В. К определению понятия «проектирование». // Методология исследования проектной деятельности. Всесоюз. науч. конф. «Автоматизация проектирования как комплексная проблема совершенствования проектного дела в стране». Сб. 2. — М., 1973 а. </text:p>
              </text:list-item>
              <text:list-item>
                <text:p text:style-name="P24">Сазонов Б. В. Методологические проблемы организации проектной деятельности. // Техническая эстетика. 1973 b. № 3–4. </text:p>
              </text:list-item>
              <text:list-item>
                <text:p text:style-name="P24">Сазонов В. В. Методологические проблемы в развитии теории и методики градостроительного проектирования. // Разработка и внедрение автоматизированных систем в проектировании (теория и методология). — М., 1975. </text:p>
              </text:list-item>
              <text:list-item>
                <text:p text:style-name="P24">Сазонов Б. В. Деятельностный подход к инновациям. // Социальные факторы нововведений в организационных системах. — М., 1980. </text:p>
              </text:list-item>
              <text:list-item>
                <text:p text:style-name="P24">Сазонов Б. В. Проект новшества и программирование инновационной деятельности (к программе исследований). // Структура инновационного процесса. — М., 1981. </text:p>
              </text:list-item>
              <text:list-item>
                <text:p text:style-name="P24">Саймон Г. Науки об искусственном. — М., 1972. </text:p>
              </text:list-item>
              <text:list-item>
                <text:p text:style-name="P24">Самсонова Е. Г., Воронина Л. А. Анализ строения эмпирической науки (на материале исследования физики). // Проблемы исследования структуры науки. — Новосибирск, 1967. </text:p>
              </text:list-item>
              <text:list-item>
                <text:p text:style-name="P24">Семёнов Ю. Н. Общественный прогресс и социальная философия современной буржуазии. — М., 1965. </text:p>
              </text:list-item>
              <text:list-item>
                <text:p text:style-name="P24">Семиотика и восточные языки. — М., 1967. </text:p>
              </text:list-item>
              <text:list-item>
                <text:p text:style-name="P24">Сент-Дьердьи А. Введение в субмолекулярную биологию. — М., 1964. </text:p>
              </text:list-item>
              <text:list-item>
                <text:p text:style-name="P24">Серрюс Ш. Опыт исследования значения логики. — М., 1948. </text:p>
              </text:list-item>
              <text:list-item>
                <text:p text:style-name="P24">Сеченов И. М. Предметная мысль и действительность. // Сеченов И. М. Избранные философские и психологические произведения. — М., 1947. </text:p>
              </text:list-item>
              <text:list-item>
                <text:p text:style-name="P24">Сидоренко В. Ф. Прогнозирование как процедура проектирования. // Проблемы прогнозирования материально-предметной среды. Труды ВНИИТЭ. Техн. эстетика. Вып. 2. — М., 1972. </text:p>
              </text:list-item>
              <text:list-item>
                <text:p text:style-name="P24">Симоненко О. Л. Особенности строения «технических» наук. // Проблемы исследования структуры науки. — Новосибирск, 1967. </text:p>
              </text:list-item>
              <text:list-item>
                <text:p text:style-name="P24">Симпозиум по структурному изучению знаковых систем. Тезисы докладов. — М., 1962. </text:p>
              </text:list-item>
              <text:list-item>
                <text:p text:style-name="P24">Системные исследования. — М., 1969. </text:p>
              </text:list-item>
              <text:list-item>
                <text:p text:style-name="P24">Смирницкий А. И. Объективность существования языка М., 1954. </text:p>
              </text:list-item>
              <text:list-item>
                <text:p text:style-name="P24">Смирницкий А. И. Значение слова. // Вопросы языкознания. 1955. № 2. </text:p>
              </text:list-item>
              <text:list-item>
                <text:p text:style-name="P24">Соссюр Ф. де. Курс общей лингвистики. — М., 1933. </text:p>
              </text:list-item>
              <text:list-item>
                <text:p text:style-name="P24">Современная научно-техническая революция. Историческое исследование. — М., 1967. </text:p>
              </text:list-item>
              <text:list-item>
                <text:p text:style-name="P24">Солнцев В. М. Язык как системно-структурное образование. — М., 1971. </text:p>
              </text:list-item>
              <text:list-item>
                <text:p text:style-name="P24">Спиркин А. Г., Сазонов Б. В. Обсуждение методологических проблем исследования систем и структур. // «Вопросы философии», 1964. № 1. </text:p>
              </text:list-item>
              <text:list-item>
                <text:p text:style-name="P24">Стёпин B. C., Томильчик Л. М. Практическая природа познания и методологические проблемы современной физики. — Минск, 1970. </text:p>
              </text:list-item>
              <text:list-item>
                <text:p text:style-name="P24">Строгович М. С. Логика. — М., 1949. </text:p>
              </text:list-item>
              <text:list-item>
                <text:p text:style-name="P24">Стяжин Н. И. Формирование математической логики. — М., 1967. </text:p>
              </text:list-item>
              <text:list-item>
                <text:p text:style-name="P24">Тарский А. Введение в логику и методологию дедуктивных наук. — М., 1948. </text:p>
              </text:list-item>
              <text:list-item>
                <text:p text:style-name="P24">Таубе М. Вычислительные машины и здравый смысл. Миф о думающих <text:soft-page-break/>машинах. — М., 1964. </text:p>
              </text:list-item>
              <text:list-item>
                <text:p text:style-name="P24">Тезисы докладов на дискуссии о проблеме системности в языке. — М., 1962. </text:p>
              </text:list-item>
              <text:list-item>
                <text:p text:style-name="P24">Тезисы докладов симпозиума «Логика научного исследования» и семинара логиков. — Киев, 1962. </text:p>
              </text:list-item>
              <text:list-item>
                <text:p text:style-name="P24">Тейяр де Шарден П. Феномен человека. — М., 1965. </text:p>
              </text:list-item>
              <text:list-item>
                <text:p text:style-name="P24">Телегина Э. Д. Взаимодействие человека и ЭВМ (обзор современных зарубежных работ). // Человек и компьютер. Вып. 1. — М., 1972. </text:p>
              </text:list-item>
              <text:list-item>
                <text:p text:style-name="P24">Теория речевой деятельности (проблемы психолингвистики). — М., 1968. </text:p>
              </text:list-item>
              <text:list-item>
                <text:p text:style-name="P24">Тода М., Шуфорд Э. Х. (мл.). Логика систем: введение в формальную теорию структуры. // Исследование по общей теории систем. — М., 1969. </text:p>
              </text:list-item>
              <text:list-item>
                <text:p text:style-name="P24">Томсон Дж. Предвидимое будущее. — М., 1958. </text:p>
              </text:list-item>
              <text:list-item>
                <text:p text:style-name="P24">Трапезников В. Предприятие будущего. // Известия, 1967, 18 мая. </text:p>
              </text:list-item>
              <text:list-item>
                <text:p text:style-name="P24">Трубецкой И. С. Основы фонологии. — М., 1961. </text:p>
              </text:list-item>
              <text:list-item>
                <text:p text:style-name="P24">Труды по знаковым системам. — Тарту, 1964. </text:p>
              </text:list-item>
              <text:list-item>
                <text:p text:style-name="P24">Тьюринг А. Может ли машина мыслить? — М., 1960. </text:p>
              </text:list-item>
              <text:list-item>
                <text:p text:style-name="P24">Тюрго А. Р. Последовательные успехи человеческого разума. // Тюрго А. Р. Избранные философские произведения. — М., 1937 а. </text:p>
              </text:list-item>
              <text:list-item>
                <text:p text:style-name="P24">Тюрго А. Р. Рассуждение о всеобщей истории. // Тюрго А. Р. Избранные философские произведения. — М., 1937 b. </text:p>
              </text:list-item>
              <text:list-item>
                <text:p text:style-name="P24">Уемов А. И. Методы построения и развития общей теории систем. // Системные исследования. Ежегодник 1973. — М., 1973. </text:p>
              </text:list-item>
              <text:list-item>
                <text:p text:style-name="P24">Уемов А. И. Системный подход и общая теория систем. — М., 1978. </text:p>
              </text:list-item>
              <text:list-item>
                <text:p text:style-name="P24">Усова А. П. Воспитание общественности у детей в игре. // Дошкольное воспитание. 1964 а. № 4. </text:p>
              </text:list-item>
              <text:list-item>
                <text:p text:style-name="P24">Усова А. П. Общественная жизнь детей в играх. // Дошкольное воспитание. 1964 b. № 5. </text:p>
              </text:list-item>
              <text:list-item>
                <text:p text:style-name="P24">Файнбург З. И. К вопросу о планировании компонентов личности. // Человек в социалистическом и буржуазном обществе. Материалы симпозиума. Вып. 1. — М., 1966. </text:p>
              </text:list-item>
              <text:list-item>
                <text:p text:style-name="P24">Федосеев П. Общественный прогресс на базе социализма. // Коммунист. 1957. № 15. </text:p>
              </text:list-item>
              <text:list-item>
                <text:p text:style-name="P24">Фихте И. Г. Факты сознания. — СПб., 1914. </text:p>
              </text:list-item>
              <text:list-item>
                <text:p text:style-name="P24">Формы превращённые. // Филос. энцикл. Т. 5. — М., 1970. </text:p>
              </text:list-item>
              <text:list-item>
                <text:p text:style-name="P24">Фрадкина Ф. И. Развитие сюжета в игре ребёнка раннего детства. // Психология и педагогика игры дошкольника. — М., 1966. </text:p>
              </text:list-item>
              <text:list-item>
                <text:p text:style-name="P24">Хайкин С. Э. Механика. — М., 1947. </text:p>
              </text:list-item>
              <text:list-item>
                <text:p text:style-name="P24">Холл А. Л., Фейджин Р. Е. Определение понятия системы. // Исследования по общей теории систем. — М., 1969. </text:p>
              </text:list-item>
              <text:list-item>
                <text:p text:style-name="P24">Человек в социалистическом и буржуазном обществе (материалы симпозиума). — М., 1966. </text:p>
              </text:list-item>
              <text:list-item>
                <text:p text:style-name="P24">Чёрчмен Ч. и другие. Введение в исследование операций. — М., 1967. </text:p>
              </text:list-item>
              <text:list-item>
                <text:p text:style-name="P24">Честнат Г. Техника больших систем (средства системотехники). — М., 1969. </text:p>
              </text:list-item>
              <text:list-item>
                <text:p text:style-name="P24">Шатанштейн А. И. Теория кислот и оснований. — М.-Л., 1949. </text:p>
              </text:list-item>
              <text:list-item>
                <text:p text:style-name="P24">Швачкнн Н. Х. Экспериментальное изучение ранних обобщений ребёнка. // Известия АПН РСФСР. 1954. Вып. 54 а. </text:p>
              </text:list-item>
              <text:list-item>
                <text:p text:style-name="P24">Швачкнн Н. Х. Психологический анализ ранних суждений ребёнка. // Известия АПН РСФСР. 1954. Вып. 54 b. </text:p>
              </text:list-item>
              <text:list-item>
                <text:p text:style-name="P24">Швырёв B. C. К вопросу о каузальной импликации. // Логические исследования. — М., 1959. </text:p>
              </text:list-item>
              <text:list-item>
                <text:p text:style-name="P24">Швырёв А. С. К вопросу о путях логического исследования мышления). // Докл. АПН РСФСР. 1960. № 2. </text:p>
              </text:list-item>
              <text:list-item>
                <text:p text:style-name="P24">Швырёв B. C. О неопозитивистской концепции логического анализа науки. // Диалектический материализм и современный позитивизм. — М., 1961. </text:p>
              </text:list-item>
              <text:list-item>
                <text:p text:style-name="P24"><text:soft-page-break/>Швырёв B. C. Некоторые проблемы применения символической логики к анализу естественнонаучного знания (на материале эволюции неопозитивистской «логики науки»). // Методология и логика наук. Учёные зап. Том. ун-та. № 41. — Томск, 1962. </text:p>
              </text:list-item>
              <text:list-item>
                <text:p text:style-name="P24">Шинкарук В. М. Марксистский гуманизм и проблемы смысла человеческого бытия. // «Вопросы философии», 1969. № 6. </text:p>
              </text:list-item>
              <text:list-item>
                <text:p text:style-name="P24">Шор Р. Краткий очерк лингвистических учений с эпохи Возрождения до конца XIX (послесловие). // В. Томсен. История языковедения до конца XIX века. — М., 1938. </text:p>
              </text:list-item>
              <text:list-item>
                <text:p text:style-name="P24">Шпенглер О. Закат Европы. Т. 1. — М.-П., 1923. </text:p>
              </text:list-item>
              <text:list-item>
                <text:p text:style-name="P24">Эйнштейн А. Сущность теории относительности. — М., 1955. </text:p>
              </text:list-item>
              <text:list-item>
                <text:p text:style-name="P24">Эллис Д., Людвиг Ф. Строгое определение понятия системы. // Исследования по общей теории систем. — М., 1969. </text:p>
              </text:list-item>
              <text:list-item>
                <text:p text:style-name="P24">Эльконин Д. Б. Детская психология (развитие ребёнка от рождения до семи лет). — М., 1960. </text:p>
              </text:list-item>
              <text:list-item>
                <text:p text:style-name="P24">Эльконин Д. Б. Основные вопросы теории детской игры. // Психология и педагогика игры дошкольника. — М., 1966. </text:p>
              </text:list-item>
              <text:list-item>
                <text:p text:style-name="P24">Энгельс Ф. Антидюринг. — М., 1957. </text:p>
              </text:list-item>
              <text:list-item>
                <text:p text:style-name="P24">Энгельс Ф. К. Маркс «К критике политической экономии». // Маркс К. и Энгельс Ф. Сочинения. Второе издание. Т. 13. — М., 1959. </text:p>
              </text:list-item>
              <text:list-item>
                <text:p text:style-name="P24">Эшби У. Р. Введение в кибернетику. — М., 1959 а. </text:p>
              </text:list-item>
              <text:list-item>
                <text:p text:style-name="P24">Эшби У. Р. Применение кибернетики в биологии и социологии. // «Вопросы философии», 1959 b. № 12. </text:p>
              </text:list-item>
              <text:list-item>
                <text:p text:style-name="P24">Юдин Б. Г. Становление и характер системной ориентации. // Системные исследования. Ежегодник 1971. — М., 1972. </text:p>
              </text:list-item>
              <text:list-item>
                <text:p text:style-name="P24">Юдин Э. Г. О некоторых аспектах логического исследования содержания обучения в зависимости от целей образования. // Тезисы доклада на II съезде Общества психологов. Вып. 2. — М., 1963. </text:p>
              </text:list-item>
              <text:list-item>
                <text:p text:style-name="P24">Юдин Э. Г. Деятельность как объяснительный принцип и как предмет научного изучения. // «Вопросы философии», 1976. № 5. </text:p>
              </text:list-item>
              <text:list-item>
                <text:p text:style-name="P24">Юдин Э. Г. Системный подход и принцип деятельности. — М., 1978. </text:p>
              </text:list-item>
              <text:list-item>
                <text:p text:style-name="P24">Юркевич П. Разум по учению Платона и опыт по учению Канта. — М., 1865. </text:p>
              </text:list-item>
              <text:list-item>
                <text:p text:style-name="P24">Юшкевич А. П. История математики в Средние века. — М., 1961. </text:p>
              </text:list-item>
              <text:list-item>
                <text:p text:style-name="P24">Язык. // Краткий философский словарь. Третье издание. 1952. </text:p>
              </text:list-item>
              <text:list-item>
                <text:p text:style-name="P24">Язык как знаковая система особого рода. Материалы к конференции. — М., 1967. </text:p>
              </text:list-item>
              <text:list-item>
                <text:p text:style-name="P24">Якобсон С. Г., Прокина Н. Ф. Организованность и условия формирования её у младших школьников. — М., 1967. </text:p>
              </text:list-item>
              <text:list-item>
                <text:p text:style-name="P24">Янг С. <text:a xlink:type="simple" xlink:href="https://gtmarket.ru/library/basis/5817" text:style-name="Internet_20_link" text:visited-style-name="Visited_20_Internet_20_Link">Системное управление организацией</text:a>. — М., 1972. </text:p>
              </text:list-item>
              <text:list-item>
                <text:p text:style-name="P24">Яновская С. А. О так называемом «определении через абстракцию». // Философия математики. — М., 1936. </text:p>
              </text:list-item>
              <text:list-item>
                <text:p text:style-name="P24">Янч 3. Прогнозирование научно-технического прогресса. — М., 1970. </text:p>
              </text:list-item>
              <text:list-item>
                <text:p text:style-name="P24">Ackoff R. 1. The revolutions we are in. Preprint. 1972. </text:p>
              </text:list-item>
              <text:list-item>
                <text:p text:style-name="P24">Acta psychologica. Vol. X. 1954. № 1, 2, 4. </text:p>
              </text:list-item>
              <text:list-item>
                <text:p text:style-name="P24">Ajdukiewicz K. Three concepts of definition. // Logique et Analyse. Vol. 1.1958.N 3–4. </text:p>
              </text:list-item>
              <text:list-item>
                <text:p text:style-name="P24">Anderson I. E. Dynamics of development. System in process. // The concept of development. — Minneapolis, 1957. </text:p>
              </text:list-item>
              <text:list-item>
                <text:p text:style-name="P24">Ansoff H. J. A quasi-analytic method for long range planning. // Management sciences: models and techniques. Proceedings of the Sixth international meeting of the institute of management sciences. Vol. 2. — NY, 1960. </text:p>
              </text:list-item>
              <text:list-item>
                <text:p text:style-name="P24">Ansoff H. J. Corporate strategy. An analytical approach to business policy for growth and expansion. NY etc., 1965. </text:p>
              </text:list-item>
              <text:list-item>
                <text:p text:style-name="P24">Ansoff H. J., Brandenburg R. C. A program of research in business planning. // Management science. Vol. 13. — Baltimore, 1967. № 6. </text:p>
              </text:list-item>
              <text:list-item>
                <text:p text:style-name="P24">Bar-Hillel Y. Logical syntax and semantics. // Language. Vol. 30.1954. № 2. </text:p>
              </text:list-item>
              <text:list-item>
                <text:p text:style-name="P24"><text:soft-page-break/>Beck Th. Leonardo da Vincis Ansicht vom frein falle schwerer Korper. // ZVDY. 1907. № 35. </text:p>
              </text:list-item>
              <text:list-item>
                <text:p text:style-name="P24">Behavioral Sciences Division. Report. — NY, 1953. </text:p>
              </text:list-item>
              <text:list-item>
                <text:p text:style-name="P24">Berelson B. Behavioral sciences. // International encyclopedia of social science. Vol. III. — NY, 1968. </text:p>
              </text:list-item>
              <text:list-item>
                <text:p text:style-name="P24">Berelson В., Steiner G. A. Human behavior. An inventory of scientific findings. NY etc., 1964. </text:p>
              </text:list-item>
              <text:list-item>
                <text:p text:style-name="P24">Bertallanffy L. Zu einer allgemeinen systemlehre. // Biologia Generalis. Bd. 19. — Wien, 1949. H. 1. </text:p>
              </text:list-item>
              <text:list-item>
                <text:p text:style-name="P24">Bertalanffy L. von. General system theory. // General Systems. Vol. I. Ann Arbor, 1956. </text:p>
              </text:list-item>
              <text:list-item>
                <text:p text:style-name="P24">Bertalanffy L. von etal. General system theory. A new approach to unity of science. // Human biology. Vol. 23. — Baltimore, 1951. № 4. </text:p>
              </text:list-item>
              <text:list-item>
                <text:p text:style-name="P24">Board R. The psychoanalysis of organizations. — L., 1977. </text:p>
              </text:list-item>
              <text:list-item>
                <text:p text:style-name="P24">Bochenski I. M. Formale Logik. Freiburg-München, 1956 </text:p>
              </text:list-item>
              <text:list-item>
                <text:p text:style-name="P24">Boisaeq E. Dictionaire etymologique de la langue grecque. — P., 1916. </text:p>
              </text:list-item>
              <text:list-item>
                <text:p text:style-name="P24">Boole G. The mathematical analysis of logic, being an essay toward a calculus of deductive reasoning. — L., 1847. </text:p>
              </text:list-item>
              <text:list-item>
                <text:p text:style-name="P24">Boole C. An Investigation of the laws of thought. — L., 1854. </text:p>
              </text:list-item>
              <text:list-item>
                <text:p text:style-name="P24">Boole G. Logic and reasoning. // Collected logical works. Vol. 2. Chicago-London, 1940. </text:p>
              </text:list-item>
              <text:list-item>
                <text:p text:style-name="P24">Boston Studies in the philosophy of science. Vol. VIII. Symposium: History of science and its rational reconstruction. — Dordrecht, 1971. </text:p>
              </text:list-item>
              <text:list-item>
                <text:p text:style-name="P24">Branch M. C. Planning aspects and applications. — NY, 1966. </text:p>
              </text:list-item>
              <text:list-item>
                <text:p text:style-name="P24">Brosses Ch. Traite de la formation mecanique des langues et des principes physiques de Petymologie. 2 vols. P., 1765 (рус. перевод: Бросс Ш. Рассуждение о механическом составе языков и физических началах этимологии. Ч. 1–2. СПб. 1821–1822). </text:p>
              </text:list-item>
              <text:list-item>
                <text:p text:style-name="P24">Brouwer L. E. J. Intuitionistische Betrachtungen uber den Formalismus. — Berlin, 1928. </text:p>
              </text:list-item>
              <text:list-item>
                <text:p text:style-name="P24">Burks A. The logic of causal proposition. // Mind. Vol. V. 1951. </text:p>
              </text:list-item>
              <text:list-item>
                <text:p text:style-name="P24">Bury J. B. The idea of progress. — L., 1924. </text:p>
              </text:list-item>
              <text:list-item>
                <text:p text:style-name="P24">Carnap R. Abriss der Logistik. — Wien, 1 929. </text:p>
              </text:list-item>
              <text:list-item>
                <text:p text:style-name="P24">Carnap R. Die alte und neue Logik. // Erkenntnis. Bd. I. 1930–31. </text:p>
              </text:list-item>
              <text:list-item>
                <text:p text:style-name="P24">Carnap R. Logische Syntax der Sprache. — Wien, 1934. </text:p>
              </text:list-item>
              <text:list-item>
                <text:p text:style-name="P24">Carnap R. Introduction to semantics. — Cambridge, 1946. </text:p>
              </text:list-item>
              <text:list-item>
                <text:p text:style-name="P24">Carnap R. Induktive Logik und Wahrscheinlichkeit. — Wien, 1958. </text:p>
              </text:list-item>
              <text:list-item>
                <text:p text:style-name="P24">Chomsky N. Logical syntax and semantics: their linguistic relevance. // Language. Vol. 31.1955. </text:p>
              </text:list-item>
              <text:list-item>
                <text:p text:style-name="P24">Church A. Rudolf Carnap. Introduction to semantics. // The philosophical review. Vol. III. 1943. № 3. </text:p>
              </text:list-item>
              <text:list-item>
                <text:p text:style-name="P24">Criticism and the growth of knowledge. — Cambridge, 1970. </text:p>
              </text:list-item>
              <text:list-item>
                <text:p text:style-name="P24">Deitz. Picture theory of meaning. // Essays in conceptual analysis. — L., 1956. </text:p>
              </text:list-item>
              <text:list-item>
                <text:p text:style-name="P24">Dale E. Long range planning. — L., 1967. </text:p>
              </text:list-item>
              <text:list-item>
                <text:p text:style-name="P24">Dubislav V. W. Die Definition. — Lpz., 1931. </text:p>
              </text:list-item>
              <text:list-item>
                <text:p text:style-name="P24">Exploring individual and organizational boundaries. A Tavistock open systems approach. Chichester, 1979. </text:p>
              </text:list-item>
              <text:list-item>
                <text:p text:style-name="P24">Friedmann G. La crise du progres. — P., 1936. </text:p>
              </text:list-item>
              <text:list-item>
                <text:p text:style-name="P24">Ford Foundation. Report of the study for the Ford Foundation in policy and program. — NY, 1949. </text:p>
              </text:list-item>
              <text:list-item>
                <text:p text:style-name="P24">Frege G. Begriffschrift, eine der arithmetischen nachgebildeten Formelsprachen des reinen Denkens. Halle. 1879. </text:p>
              </text:list-item>
              <text:list-item>
                <text:p text:style-name="P24">Frege G. Uber Sinn und Bedeutung. // Zeitschrift fur Philosophie und philosophische Kritik. Neue Folge. Bd. 100.1892. </text:p>
              </text:list-item>
              <text:list-item>
                <text:p text:style-name="P24">Frege G. Der Gedanke. Eine logische Untersuchung. // Beitrage zur Philosophie des deutschen Idealismus. Bd. I. 1918. </text:p>
              </text:list-item>
              <text:list-item>
                <text:p text:style-name="P24"><text:soft-page-break/>Frege G. Logik. // Schriften zur Logik und Sprachphilosophie. Aus dem Nachlass. — Hamburg, 1971. </text:p>
              </text:list-item>
              <text:list-item>
                <text:p text:style-name="P24">Gosling W. Design of engineering systems. NY, L., 1962. </text:p>
              </text:list-item>
              <text:list-item>
                <text:p text:style-name="P24">Gersch W., Lahning G. Probleme der Systemuntersuchungen bei der Modellierung des Informationprozesses. // Fertigungstechnik und Betrieb. 19 Jg. — Berlin, 1969. H. 6. </text:p>
              </text:list-item>
              <text:list-item>
                <text:p text:style-name="P24">Gulley N. Plato’s theory of knowledge. — L., 1962. </text:p>
              </text:list-item>
              <text:list-item>
                <text:p text:style-name="P24">Hall A. R. The scientific revolution. 1500–1800. — L., 1954. </text:p>
              </text:list-item>
              <text:list-item>
                <text:p text:style-name="P24">Harris D. B. Problems in formulating a scientific concept of development. // The concept of development. — Minneapolis, 1957. </text:p>
              </text:list-item>
              <text:list-item>
                <text:p text:style-name="P24">Heinzmann G. Analyse von Dokumenten auf Systemtheoretischer Grundlage. // Nachrichten fur Dokumentation in Technik und Wissenschaft. 18 Jg. Frankfurt am Main, 1967. H. 3–4. </text:p>
              </text:list-item>
              <text:list-item>
                <text:p text:style-name="P24">Hempel K. Studies in the logic of confirmation. // Mind. Vol. 54.1945. </text:p>
              </text:list-item>
              <text:list-item>
                <text:p text:style-name="P24">Herder J. G. Abhandlung ьber den Ursprung der Sprache. — Berlin, 1772. </text:p>
              </text:list-item>
              <text:list-item>
                <text:p text:style-name="P24">Herders Werke. Bd. 1–5. Weimar, 1957. </text:p>
              </text:list-item>
              <text:list-item>
                <text:p text:style-name="P24">Hielmslev L. Dans quelle mesure les significations des mots peuvent elles etre consideres comme formant une structure? // Report for the Eighth international congress of linguists. Vol. I. Oslo, 1957. </text:p>
              </text:list-item>
              <text:list-item>
                <text:p text:style-name="P24">Historical and philosophical perspectives of science. // Minnesota. Studies in the philosophy of science. Vol. V. Minneapolis, 1971. </text:p>
              </text:list-item>
              <text:list-item>
                <text:p text:style-name="P24">Holl A. D. Methodology for system engineering. — Princeton, 1962. </text:p>
              </text:list-item>
              <text:list-item>
                <text:p text:style-name="P24">Husserl E. Ideen zu einer reinen Phдnomenologie und phдnomenologischen Philosophie. Bd. 1. Haag, 1950 а. </text:p>
              </text:list-item>
              <text:list-item>
                <text:p text:style-name="P24">Husserl E. Allgemeine Einfurug in die reine Phдnomenologie. // Gesammelte Werke. Bd. 3. Buch 1.Haag, 1950 b. </text:p>
              </text:list-item>
              <text:list-item>
                <text:p text:style-name="P24">Jacobson R. Linguistics glosses to Goldstein’s «Wortbegriff». // Journal of individual psychology. Vol. 15.1959. № 1. </text:p>
              </text:list-item>
              <text:list-item>
                <text:p text:style-name="P24">Kehler W. Die physischen Gestalten in Ruhe und im stationaren Zustand. Eine naturphilosophische Untersuchung. Braunschweig, 1920. </text:p>
              </text:list-item>
              <text:list-item>
                <text:p text:style-name="P24">Kehler W. Gestaltpsychologie. — NY, 1929. </text:p>
              </text:list-item>
              <text:list-item>
                <text:p text:style-name="P24">Kehler W. Psychologische Probleme. — Berlin, 1933. </text:p>
              </text:list-item>
              <text:list-item>
                <text:p text:style-name="P24">Kuhn T. The Structure of scientific revolutions. Chicago, London. 1962. </text:p>
              </text:list-item>
              <text:list-item>
                <text:p text:style-name="P24">Lakatos I. Infinite regress and the foundations of mathematics. // Aristotelian society for the systematic study of philosophy. Vol. 36. — L., 1962. </text:p>
              </text:list-item>
              <text:list-item>
                <text:p text:style-name="P24">Lakatos I. Criticism and the methodology of scientific research programs. // Proceedings of the Aristotelian Society. Vol. 69.1968. </text:p>
              </text:list-item>
              <text:list-item>
                <text:p text:style-name="P24">Lakatos I. Falsification and the methodology of scientific research programs. // Criticism and the growth of knowledge. — Cambridge, 1970. </text:p>
              </text:list-item>
              <text:list-item>
                <text:p text:style-name="P24">Lakatos I. The changing logic of scientific discovery. 1972. </text:p>
              </text:list-item>
              <text:list-item>
                <text:p text:style-name="P24">Laszlo E. Introduction to systems philosophy: toward a new paradigm of contemporary thought. — NY, 1972. </text:p>
              </text:list-item>
              <text:list-item>
                <text:p text:style-name="P24">Licklider J. Problems in man-computer communication. // Communication processes. — NY, 1965. </text:p>
              </text:list-item>
              <text:list-item>
                <text:p text:style-name="P24">Licklider J. Man-machine communication. // Annual review of information science and technology. Vol. 3. — Chicago, 1968. </text:p>
              </text:list-item>
              <text:list-item>
                <text:p text:style-name="P24">March J. G., Simon H. A. Organizations. NY etc., 1965. </text:p>
              </text:list-item>
              <text:list-item>
                <text:p text:style-name="P24">Materna P. Zu einigen Fragen der modernen Definitionslehre. — Praha, 1959. </text:p>
              </text:list-item>
              <text:list-item>
                <text:p text:style-name="P24">Mead C. H. The philosophy of act. — Chicago, 1945. </text:p>
              </text:list-item>
              <text:list-item>
                <text:p text:style-name="P24">Miller J. G. Toward a general theory for the behavioral sciences. // American psychologist. Vol. 10. Lancaster, 1955. № 9. </text:p>
              </text:list-item>
              <text:list-item>
                <text:p text:style-name="P24">Monboddo J. B. On the origin and progress of language. Vol. I–V1. 1773–1792. </text:p>
              </text:list-item>
              <text:list-item>
                <text:p text:style-name="P24">Morgan A. Formal logic or the calculus of inferens, necessery fnd probable. — L., 1847. </text:p>
              </text:list-item>
              <text:list-item>
                <text:p text:style-name="P24"><text:soft-page-break/>Nagel E. Determinism and development. // The concept of development. — Minneapolis, 1957. </text:p>
              </text:list-item>
              <text:list-item>
                <text:p text:style-name="P24">New perspectives in organization research. — NY, 1964. </text:p>
              </text:list-item>
              <text:list-item>
                <text:p text:style-name="P24">Ogden C., Richards I. The meaning of meaning. — L., 1953. </text:p>
              </text:list-item>
              <text:list-item>
                <text:p text:style-name="P24">Parsons T. The structure of social action NY, 1937. </text:p>
              </text:list-item>
              <text:list-item>
                <text:p text:style-name="P24">Parsons T. Essays in sociological theory pure and applied. Glencoe, 1949. </text:p>
              </text:list-item>
              <text:list-item>
                <text:p text:style-name="P24">Parsons T. An approach to psychological theory in terms of the theory of action. // Psychology: A study of a science. Vol. III. — NY, 1959. </text:p>
              </text:list-item>
              <text:list-item>
                <text:p text:style-name="P24">Parsons T. The general interpretation of action. // Theories of society. Vol. I. N. Y., 1961 a. </text:p>
              </text:list-item>
              <text:list-item>
                <text:p text:style-name="P24">Parsons T. The point of view of the author. // The social theories of Talcott Parsons. A critical examination. — NY, 1961 b. </text:p>
              </text:list-item>
              <text:list-item>
                <text:p text:style-name="P24">Parsons T. Essays in sociological theory. — L., 1964 a. </text:p>
              </text:list-item>
              <text:list-item>
                <text:p text:style-name="P24">Parsons T. The social structure and personality. — L., 1964 b. </text:p>
              </text:list-item>
              <text:list-item>
                <text:p text:style-name="P24">Parsons Т., Bales R. F. Family, socialization and interaction process. Glencoe, 1955. </text:p>
              </text:list-item>
              <text:list-item>
                <text:p text:style-name="P24">Parsons T. et al. Working papers in the theory of action. — NY, 1953. </text:p>
              </text:list-item>
              <text:list-item>
                <text:p text:style-name="P24">Parsons Т., Smelser NJ. Economy and society. A study in the integration of economic and social theory. — L., 1956. </text:p>
              </text:list-item>
              <text:list-item>
                <text:p text:style-name="P24">Peano K. Arithmetices principia, nova methodo expуsita. Torino, 1889. </text:p>
              </text:list-item>
              <text:list-item>
                <text:p text:style-name="P24">Popper K. Logik der Forschung. — Wien, 1935. </text:p>
              </text:list-item>
              <text:list-item>
                <text:p text:style-name="P24">Popper K. The Logic of scientific discovery. — L., 1959. </text:p>
              </text:list-item>
              <text:list-item>
                <text:p text:style-name="P24">Popper K. Conjectures and refutations. The growth of scientific knowledge. NY, L., 1963. </text:p>
              </text:list-item>
              <text:list-item>
                <text:p text:style-name="P24">Popper K. Epistemology without a knowing subject. // Proceedings of the Third International Congress for logic, methodology and philosophy of science. — Amsterdam, 1970. </text:p>
              </text:list-item>
              <text:list-item>
                <text:p text:style-name="P24">Prakseologia (N 1–22. Materialy prakseologiczne). — Warszawa, 1966. </text:p>
              </text:list-item>
              <text:list-item>
                <text:p text:style-name="P24">Priestley J. The course of lectures about the theory of language and universal grammar. 1762. </text:p>
              </text:list-item>
              <text:list-item>
                <text:p text:style-name="P24">Raynal C. T. Histoire philosophique et politique… // Oeuvres. V. 1–4. Geneve, 1784. </text:p>
              </text:list-item>
              <text:list-item>
                <text:p text:style-name="P24">Reichenbach H. Elements of symbolic logic. — NY, 1944. </text:p>
              </text:list-item>
              <text:list-item>
                <text:p text:style-name="P24">Reichenbach H. Theory of probability. — Los Angeles, 1949. </text:p>
              </text:list-item>
              <text:list-item>
                <text:p text:style-name="P24">Rйvйsz C. Ursprung und Vorgeschichte der Sprache. — Bern, 1946. </text:p>
              </text:list-item>
              <text:list-item>
                <text:p text:style-name="P24">Rйvйsz G. Denken und Sprechen. // Acta psychologica. Vol. 10.1954. № 1–2. </text:p>
              </text:list-item>
              <text:list-item>
                <text:p text:style-name="P24">Robinson R. Definition. — Oxford, 1954. </text:p>
              </text:list-item>
              <text:list-item>
                <text:p text:style-name="P24">Rousseau J. J. Discours sur l’origine et les fondements de l’inйgalitй parmi les hommes. — Amsterdam, 1755 (рус. перевод: Руссо Ж. Ж. О причинах неравенства. — СПб., 1907). </text:p>
              </text:list-item>
              <text:list-item>
                <text:p text:style-name="P24">Russell В. An inquiry into meaning and truth. — NY, 1940. </text:p>
              </text:list-item>
              <text:list-item>
                <text:p text:style-name="P24">Scholz H. Geschichte der Logik. — Berlin, 1931. </text:p>
              </text:list-item>
              <text:list-item>
                <text:p text:style-name="P24">Schopenhauer A. Die Welt als Wille und Vorstellung. — Lpz., 1819 (Русский перевод: Шопенгауэр А. Полное собрание сочинений. Т. 1. — М., 1901). </text:p>
              </text:list-item>
              <text:list-item>
                <text:p text:style-name="P24">Schrцder E. Der Operationskrise des Logikkalkьls. — Lpz., 1877. </text:p>
              </text:list-item>
              <text:list-item>
                <text:p text:style-name="P24">Simon H. A. Administrative behavior: a study of decision-making processes in administrative organization. — NY, 1947. </text:p>
              </text:list-item>
              <text:list-item>
                <text:p text:style-name="P24">Smith A. Consideration concerning the first formation of language and the different genins og original and compound languages. — L., 1759. </text:p>
              </text:list-item>
              <text:list-item>
                <text:p text:style-name="P24">Specht E. K. Ьber die primдre Bedeutungder Wurter bei Aristoteles. // Kant-Studien. Bd. 51.1959/6O. H. I. </text:p>
              </text:list-item>
              <text:list-item>
                <text:p text:style-name="P24">Spengler O. Der Mensch und die Technik. Beitrag zu einer Philosophie des Lebens. — Munhen, 1931. </text:p>
              </text:list-item>
              <text:list-item>
                <text:p text:style-name="P24">Steinthal H. Der Ursprung der Sprache im Zusammenhange mit den letzten Fragen alles Wissens. — Berlin, 1877. </text:p>
              </text:list-item>
              <text:list-item>
                <text:p text:style-name="P24">Studer R. G. Human systems design and the management of change. // General Systems. <text:soft-page-break/>Vol. XVI. Ann Arbor, 1971. </text:p>
              </text:list-item>
              <text:list-item>
                <text:p text:style-name="P24">Systems thinking. Hamondsworth, 1969. </text:p>
              </text:list-item>
              <text:list-item>
                <text:p text:style-name="P24">The behavioral sciences today. NY etc., 1964. </text:p>
              </text:list-item>
              <text:list-item>
                <text:p text:style-name="P24">The planning of change. Reading in the applied behavioral sciences. — NY, 1961. </text:p>
              </text:list-item>
              <text:list-item>
                <text:p text:style-name="P24">Toynbee A. J. A study of history. Vol. 1–12. — NY, L., 1 934–1961. </text:p>
              </text:list-item>
              <text:list-item>
                <text:p text:style-name="P24">Toward a general theory of action. — Oxford, 1951. </text:p>
              </text:list-item>
              <text:list-item>
                <text:p text:style-name="P24">Trends in general systems theory. — NY, 1972. </text:p>
              </text:list-item>
              <text:list-item>
                <text:p text:style-name="P24">Unfinished tasks in the behavioral sciences. — Baltimore, 1961. </text:p>
              </text:list-item>
              <text:list-item>
                <text:p text:style-name="P24">Vasspeg AT. On organizing of systems. // Information processing machines. — Prague, 1965. № 11. </text:p>
              </text:list-item>
              <text:list-item>
                <text:p text:style-name="P24">Vico G. Vom Wesen und Weg der Geistigen Bildung. — Bonn, 1947. </text:p>
              </text:list-item>
              <text:list-item>
                <text:p text:style-name="P24">Weber M. Theories of social and economic organizations. — NY, 1947. </text:p>
              </text:list-item>
              <text:list-item>
                <text:p text:style-name="P24">Weber M. Wirtschaft und Gesellschaft. Grundriss der verstehenden Soziologie. Keln-Berlin, 1964. </text:p>
              </text:list-item>
              <text:list-item>
                <text:p text:style-name="P24">Weisgerber L. Sprachwissenschaft und Philosophie zum Bedeutungsproblem. // Blatter fur deutsche Philosophie. Bd 4.1930. </text:p>
              </text:list-item>
              <text:list-item>
                <text:p text:style-name="P24">Wilson C. William Heytesbury. Medieval logic and the rise of mathematical physics. — Madison, 1956. </text:p>
              </text:list-item>
              <text:list-item>
                <text:p text:style-name="P24">Wittgenstein L. Philosophische Untersuchungen. 1953. </text:p>
              </text:list-item>
              <text:list-item>
                <text:p text:style-name="P24">Wohlwill E. Die Entdeckung des Beharrungsgesetzes. // Zeitschrift fur Vulkerpsychologie und Sprachwissenschaft. Bd. X IV–XV. 1883–1884. </text:p>
              </text:list-item>
              <text:list-item>
                <text:p text:style-name="P24">Wohlwill E. Ein Vorgдnger Galileis im 6 Jahrhundert. // Physikalische Zeitschrift. 1906. H. 1. </text:p>
              </text:list-item>
              <text:list-item>
                <text:p text:style-name="P24">Wright G. H. von. The logical problem of induction. — Oxford, 1957. </text:p>
              </text:list-item>
              <text:list-item>
                <text:p text:style-name="P24">Zieleniewsky J. Stan i osiagnecia prakseologii oraz teorii orgarizacji w Polsce. // Prakseologia. — Warszawa, 1971. № 37. </text:p>
              </text:list-item>
              <text:list-item>
                <text:p text:style-name="P59">Zinovcv А. К problem u abstraktnнho a konkrйtnнho poznatku. // Filosoficky Casopis. — Praha, 1958. № 2. </text:p>
              </text:list-item>
            </text:list>
          </table:table-cell>
          <table:covered-table-cell/>
        </table:table-row>
        <table:table-row>
          <table:table-cell table:style-name="Tabelle1.A1" office:value-type="string">
            <text:p text:style-name="Table_20_Contents">Выходные сведения:<text:bookmark text:name="nfo"/></text:p>
          </table:table-cell>
          <table:table-cell table:style-name="Tabelle1.A1" office:value-type="string">
            <text:p text:style-name="Table_20_Contents">Щедровицкий Г. П. Избранные труды. — М., Издательство Школы культурной политики, 1994. // Элект­рон­ная публи­ка­ция: Центр гума­нитар­ных техно­логий. — 20.02.2011. URL: https://gtmarket.ru/library/basis/3961/4004 </text:p>
          </table:table-cell>
        </table:table-row>
        <table:table-row>
          <table:table-cell table:style-name="Tabelle1.A1" office:value-type="string">
            <text:p text:style-name="Table_20_Contents">Раздел:</text:p>
          </table:table-cell>
          <table:table-cell table:style-name="Tabelle1.B3" office:value-type="string">
            <text:p text:style-name="P25"/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list xml:id="list1712618655" text:style-name="L32">
              <text:list-item>
                <text:p text:style-name="P26"><text:a xlink:type="simple" xlink:href="https://gtmarket.ru/library/basis/3961/3962" text:style-name="Internet_20_link" text:visited-style-name="Visited_20_Internet_20_Link">Георгий Петрович Щедровицкий: Избранные труды. К творческой биографии Г. П. Щедровицкого</text:a> </text:p>
              </text:list-item>
              <text:list-item>
                <text:p text:style-name="P26"><text:a xlink:type="simple" xlink:href="https://gtmarket.ru/library/basis/3961/3963" text:style-name="Internet_20_link" text:visited-style-name="Visited_20_Internet_20_Link">Георгий Петрович Щедровицкий: Избранные труды. Часть I. Программы. Подходы. Концепции. Принцип «параллелизма формы и содержания мышления» и его значение для исследований</text:a> </text:p>
              </text:list-item>
              <text:list-item>
                <text:p text:style-name="P26"><text:a xlink:type="simple" xlink:href="https://gtmarket.ru/library/basis/3961/3964" text:style-name="Internet_20_link" text:visited-style-name="Visited_20_Internet_20_Link">Георгий Петрович Щедровицкий: Избранные труды. Часть I. Программы. Подходы. Концепции. О различии исходных понятий «формальной» и «содержательной» логик</text:a> </text:p>
              </text:list-item>
              <text:list-item>
                <text:p text:style-name="P26"><text:a xlink:type="simple" xlink:href="https://gtmarket.ru/library/basis/3961/3965" text:style-name="Internet_20_link" text:visited-style-name="Visited_20_Internet_20_Link">Георгий Петрович Щедровицкий: Избранные труды. Часть I. Программы. Подходы. Концепции. «Естественное» и «искусственное» в семиотических системах</text:a> </text:p>
              </text:list-item>
              <text:list-item>
                <text:p text:style-name="P26"><text:a xlink:type="simple" xlink:href="https://gtmarket.ru/library/basis/3961/3967" text:style-name="Internet_20_link" text:visited-style-name="Visited_20_Internet_20_Link">Георгий Петрович Щедровицкий: Избранные труды. Часть I. Программы. Подходы. Концепции. Принципы и общая схема методологической организации системных исследований и разработок</text:a> </text:p>
              </text:list-item>
              <text:list-item>
                <text:p text:style-name="P26"><text:a xlink:type="simple" xlink:href="https://gtmarket.ru/library/basis/3961/3966" text:style-name="Internet_20_link" text:visited-style-name="Visited_20_Internet_20_Link">Георгий Петрович Щедровицкий: Избранные труды. Часть I. Программы. Подходы. Концепции. Системное движение и перспективы развития системно-структурной методологии</text:a> </text:p>
              </text:list-item>
              <text:list-item>
                <text:p text:style-name="P26"><text:a xlink:type="simple" xlink:href="https://gtmarket.ru/library/basis/3961/3969" text:style-name="Internet_20_link" text:visited-style-name="Visited_20_Internet_20_Link">Георгий Петрович Щедровицкий: Избранные труды. Часть I. Программы. Подходы. Концепции. Методологический смысл оппозиции натуралистического и системо-</text:a><text:soft-page-break/><text:a xlink:type="simple" xlink:href="https://gtmarket.ru/library/basis/3961/3969" text:style-name="Internet_20_link" text:visited-style-name="Visited_20_Internet_20_Link">деятельностного подходов</text:a> </text:p>
              </text:list-item>
              <text:list-item>
                <text:p text:style-name="P26"><text:a xlink:type="simple" xlink:href="https://gtmarket.ru/library/basis/3961/3968" text:style-name="Internet_20_link" text:visited-style-name="Visited_20_Internet_20_Link">Георгий Петрович Щедровицкий: Избранные труды. Часть I. Программы. Подходы. Концепции. Организационно-деятельностная игра как форма организации и метод коллективной мыследеятельности</text:a> </text:p>
              </text:list-item>
              <text:list-item>
                <text:p text:style-name="P26"><text:a xlink:type="simple" xlink:href="https://gtmarket.ru/library/basis/3961/3972" text:style-name="Internet_20_link" text:visited-style-name="Visited_20_Internet_20_Link">Георгий Петрович Щедровицкий: Избранные труды. Часть II. Категориальный аппарат и теоретические схемы. Два понятия системы</text:a> </text:p>
              </text:list-item>
              <text:list-item>
                <text:p text:style-name="P26"><text:a xlink:type="simple" xlink:href="https://gtmarket.ru/library/basis/3961/3973" text:style-name="Internet_20_link" text:visited-style-name="Visited_20_Internet_20_Link">Георгий Петрович Щедровицкий: Избранные труды. Часть II. Категориальный аппарат и теоретические схемы. Исходные представления и категориальные средства теории деятельности</text:a> </text:p>
              </text:list-item>
              <text:list-item>
                <text:p text:style-name="P26"><text:a xlink:type="simple" xlink:href="https://gtmarket.ru/library/basis/3961/3971" text:style-name="Internet_20_link" text:visited-style-name="Visited_20_Internet_20_Link">Георгий Петрович Щедровицкий: Избранные труды. Часть II. Категориальный аппарат и теоретические схемы. О принципах анализа проблемы обучения и развития в рамках теории деятельности</text:a> </text:p>
              </text:list-item>
              <text:list-item>
                <text:p text:style-name="P26"><text:a xlink:type="simple" xlink:href="https://gtmarket.ru/library/basis/3961/3970" text:style-name="Internet_20_link" text:visited-style-name="Visited_20_Internet_20_Link">Георгий Петрович Щедровицкий: Избранные труды. Часть II. Категориальный аппарат и теоретические схемы. Проблемы методологии системного исследования</text:a> </text:p>
              </text:list-item>
              <text:list-item>
                <text:p text:style-name="P26"><text:a xlink:type="simple" xlink:href="https://gtmarket.ru/library/basis/3961/3974" text:style-name="Internet_20_link" text:visited-style-name="Visited_20_Internet_20_Link">Георгий Петрович Щедровицкий: Избранные труды. Часть II. Категориальный аппарат и теоретические схемы. Схема мыследеятельности — строение, смысл и содержание</text:a> </text:p>
              </text:list-item>
              <text:list-item>
                <text:p text:style-name="P26"><text:a xlink:type="simple" xlink:href="https://gtmarket.ru/library/basis/3961/3975" text:style-name="Internet_20_link" text:visited-style-name="Visited_20_Internet_20_Link">Георгий Петрович Щедровицкий: Избранные труды. Часть III. Наука. Инженерия. Проектирование. Организация. Методологические замечания к проблеме происхождения языка</text:a> </text:p>
              </text:list-item>
              <text:list-item>
                <text:p text:style-name="P26"><text:a xlink:type="simple" xlink:href="https://gtmarket.ru/library/basis/3961/3976" text:style-name="Internet_20_link" text:visited-style-name="Visited_20_Internet_20_Link">Георгий Петрович Щедровицкий: Избранные труды. Часть III. Наука. Инженерия. Проектирование. Организация. Методологическая картина дизайна</text:a> </text:p>
              </text:list-item>
              <text:list-item>
                <text:p text:style-name="P26"><text:a xlink:type="simple" xlink:href="https://gtmarket.ru/library/basis/3961/3977" text:style-name="Internet_20_link" text:visited-style-name="Visited_20_Internet_20_Link">Георгий Петрович Щедровицкий: Избранные труды. Часть III. Наука. Инженерия. Проектирование. Организация. Дизайн: проблемы исследований</text:a> </text:p>
              </text:list-item>
              <text:list-item>
                <text:p text:style-name="P26"><text:a xlink:type="simple" xlink:href="https://gtmarket.ru/library/basis/3961/3978" text:style-name="Internet_20_link" text:visited-style-name="Visited_20_Internet_20_Link">Георгий Петрович Щедровицкий: Избранные труды. Часть III. Наука. Инженерия. Проектирование. Организация. Дизайн: «художественное конструирование» сегодня, что дальше?</text:a> </text:p>
              </text:list-item>
              <text:list-item>
                <text:p text:style-name="P26"><text:a xlink:type="simple" xlink:href="https://gtmarket.ru/library/basis/3961/3985" text:style-name="Internet_20_link" text:visited-style-name="Visited_20_Internet_20_Link">Георгий Петрович Щедровицкий: Избранные труды. Часть III. Наука. Инженерия. Проектирование. Организация. «Естественное» и «искусственное» в социотехнических системах</text:a> </text:p>
              </text:list-item>
              <text:list-item>
                <text:p text:style-name="P26"><text:a xlink:type="simple" xlink:href="https://gtmarket.ru/library/basis/3961/3984" text:style-name="Internet_20_link" text:visited-style-name="Visited_20_Internet_20_Link">Георгий Петрович Щедровицкий: Избранные труды. Часть III. Наука. Инженерия. Проектирование. Организация. Автоматизация проектирования и задачи проектировочной деятельности</text:a> </text:p>
              </text:list-item>
              <text:list-item>
                <text:p text:style-name="P26"><text:a xlink:type="simple" xlink:href="https://gtmarket.ru/library/basis/3961/3981" text:style-name="Internet_20_link" text:visited-style-name="Visited_20_Internet_20_Link">Георгий Петрович Щедровицкий: Избранные труды. Часть III. Наука. Инженерия. Проектирование. Организация. Лингвистика, психолингвистика, теория деятельности</text:a> </text:p>
              </text:list-item>
              <text:list-item>
                <text:p text:style-name="P26"><text:a xlink:type="simple" xlink:href="https://gtmarket.ru/library/basis/3961/3980" text:style-name="Internet_20_link" text:visited-style-name="Visited_20_Internet_20_Link">Георгий Петрович Щедровицкий: Избранные труды. Часть III. Наука. Инженерия. Проектирование. Организация. О специфических характеристиках методологического исследования науки</text:a> </text:p>
              </text:list-item>
              <text:list-item>
                <text:p text:style-name="P26"><text:a xlink:type="simple" xlink:href="https://gtmarket.ru/library/basis/3961/3979" text:style-name="Internet_20_link" text:visited-style-name="Visited_20_Internet_20_Link">Георгий Петрович Щедровицкий: Избранные труды. Часть III. Наука. Инженерия. Проектирование. Организация. Педагогика и социология</text:a> </text:p>
              </text:list-item>
              <text:list-item>
                <text:p text:style-name="P26"><text:a xlink:type="simple" xlink:href="https://gtmarket.ru/library/basis/3961/3983" text:style-name="Internet_20_link" text:visited-style-name="Visited_20_Internet_20_Link">Георгий Петрович Щедровицкий: Избранные труды. Часть III. Наука. Инженерия. Проектирование. Организация. Проблема объекта в системном проектировании</text:a> </text:p>
              </text:list-item>
              <text:list-item>
                <text:p text:style-name="P26"><text:a xlink:type="simple" xlink:href="https://gtmarket.ru/library/basis/3961/3982" text:style-name="Internet_20_link" text:visited-style-name="Visited_20_Internet_20_Link">Георгий Петрович Щедровицкий: Избранные труды. Часть III. Наука. Инженерия. Проектирование. Организация. Человек как предмет исследований</text:a> </text:p>
              </text:list-item>
              <text:list-item>
                <text:p text:style-name="P26"><text:a xlink:type="simple" xlink:href="https://gtmarket.ru/library/basis/3961/3986" text:style-name="Internet_20_link" text:visited-style-name="Visited_20_Internet_20_Link">Георгий Петрович Щедровицкий: Избранные труды. Часть IV. Мышление. Понимание. Рефлексия. «Языковое мышление» и его анализ</text:a> </text:p>
              </text:list-item>
              <text:list-item>
                <text:p text:style-name="P26"><text:a xlink:type="simple" xlink:href="https://gtmarket.ru/library/basis/3961/3990" text:style-name="Internet_20_link" text:visited-style-name="Visited_20_Internet_20_Link">Георгий Петрович Щедровицкий: Избранные труды. Часть IV. Мышление. Понимание. Рефлексия. Заметки к определению понятий «мышление» и «понимание»</text:a> </text:p>
              </text:list-item>
              <text:list-item>
                <text:p text:style-name="P26"><text:a xlink:type="simple" xlink:href="https://gtmarket.ru/library/basis/3961/3988" text:style-name="Internet_20_link" text:visited-style-name="Visited_20_Internet_20_Link">Георгий Петрович Щедровицкий: Избранные труды. Часть IV. Мышление. Понимание. Рефлексия. Заметки о мышлении по схемам двойного знания</text:a> </text:p>
              </text:list-item>
              <text:list-item>
                <text:p text:style-name="P26"><text:a xlink:type="simple" xlink:href="https://gtmarket.ru/library/basis/3961/3987" text:style-name="Internet_20_link" text:visited-style-name="Visited_20_Internet_20_Link">Георгий Петрович Щедровицкий: Избранные труды. Часть IV. Мышление. Понимание. Рефлексия. О принципах анализа объективной структуры мыслительной </text:a><text:soft-page-break/><text:a xlink:type="simple" xlink:href="https://gtmarket.ru/library/basis/3961/3987" text:style-name="Internet_20_link" text:visited-style-name="Visited_20_Internet_20_Link">деятельности</text:a> </text:p>
              </text:list-item>
              <text:list-item>
                <text:p text:style-name="P26"><text:a xlink:type="simple" xlink:href="https://gtmarket.ru/library/basis/3961/3991" text:style-name="Internet_20_link" text:visited-style-name="Visited_20_Internet_20_Link">Георгий Петрович Щедровицкий: Избранные труды. Часть IV. Мышление. Понимание. Рефлексия. О рефлексии</text:a> </text:p>
              </text:list-item>
              <text:list-item>
                <text:p text:style-name="P26"><text:a xlink:type="simple" xlink:href="https://gtmarket.ru/library/basis/3961/3992" text:style-name="Internet_20_link" text:visited-style-name="Visited_20_Internet_20_Link">Георгий Петрович Щедровицкий: Избранные труды. Часть IV. Мышление. Понимание. Рефлексия. Проблема исторического развития мышления</text:a> </text:p>
              </text:list-item>
              <text:list-item>
                <text:p text:style-name="P26"><text:a xlink:type="simple" xlink:href="https://gtmarket.ru/library/basis/3961/3989" text:style-name="Internet_20_link" text:visited-style-name="Visited_20_Internet_20_Link">Георгий Петрович Щедровицкий: Избранные труды. Часть IV. Мышление. Понимание. Рефлексия. Системно-структурный подход в анализе и описании эволюции мышления</text:a> </text:p>
              </text:list-item>
              <text:list-item>
                <text:p text:style-name="P26"><text:a xlink:type="simple" xlink:href="https://gtmarket.ru/library/basis/3961/3993" text:style-name="Internet_20_link" text:visited-style-name="Visited_20_Internet_20_Link">Георгий Петрович Щедровицкий: Избранные труды. Часть V. Знак. Значение. Смысл. К характеристике основных направлений исследования знака в логике, психологии и языкознании</text:a> </text:p>
              </text:list-item>
              <text:list-item>
                <text:p text:style-name="P26"><text:a xlink:type="simple" xlink:href="https://gtmarket.ru/library/basis/3961/3994" text:style-name="Internet_20_link" text:visited-style-name="Visited_20_Internet_20_Link">Георгий Петрович Щедровицкий: Избранные труды. Часть V. Знак. Значение. Смысл. Что значит рассматривать «язык» как знаковую систему?</text:a> </text:p>
              </text:list-item>
              <text:list-item>
                <text:p text:style-name="P26"><text:a xlink:type="simple" xlink:href="https://gtmarket.ru/library/basis/3961/3995" text:style-name="Internet_20_link" text:visited-style-name="Visited_20_Internet_20_Link">Георгий Петрович Щедровицкий: Избранные труды. Часть V. Знак. Значение. Смысл. Смысл и значение</text:a> </text:p>
              </text:list-item>
              <text:list-item>
                <text:p text:style-name="P26"><text:a xlink:type="simple" xlink:href="https://gtmarket.ru/library/basis/3961/3996" text:style-name="Internet_20_link" text:visited-style-name="Visited_20_Internet_20_Link">Георгий Петрович Щедровицкий: Избранные труды. Часть VI. Понятие. Знание. Модель. О некоторых моментах в развитии понятий</text:a> </text:p>
              </text:list-item>
              <text:list-item>
                <text:p text:style-name="P26"><text:a xlink:type="simple" xlink:href="https://gtmarket.ru/library/basis/3961/3998" text:style-name="Internet_20_link" text:visited-style-name="Visited_20_Internet_20_Link">Георгий Петрович Щедровицкий: Избранные труды. Часть VI. Понятие. Знание. Модель. О различных планах изучения моделей и моделирования</text:a> </text:p>
              </text:list-item>
              <text:list-item>
                <text:p text:style-name="P26"><text:a xlink:type="simple" xlink:href="https://gtmarket.ru/library/basis/3961/3997" text:style-name="Internet_20_link" text:visited-style-name="Visited_20_Internet_20_Link">Георгий Петрович Щедровицкий: Избранные труды. Часть VI. Понятие. Знание. Модель. О строении атрибутивного знания</text:a> </text:p>
              </text:list-item>
              <text:list-item>
                <text:p text:style-name="P26"><text:a xlink:type="simple" xlink:href="https://gtmarket.ru/library/basis/3961/3999" text:style-name="Internet_20_link" text:visited-style-name="Visited_20_Internet_20_Link">Георгий Петрович Щедровицкий: Избранные труды. Часть VI. Понятие. Знание. Модель. Синтез знаний: проблемы и методы</text:a> </text:p>
              </text:list-item>
              <text:list-item>
                <text:p text:style-name="P26"><text:a xlink:type="simple" xlink:href="https://gtmarket.ru/library/basis/3961/4000" text:style-name="Internet_20_link" text:visited-style-name="Visited_20_Internet_20_Link">Георгий Петрович Щедровицкий: Избранные труды. Часть VII. Развитие. Учение. Игра. К анализу процессов решения задач</text:a> </text:p>
              </text:list-item>
              <text:list-item>
                <text:p text:style-name="P26"><text:a xlink:type="simple" xlink:href="https://gtmarket.ru/library/basis/3961/4001" text:style-name="Internet_20_link" text:visited-style-name="Visited_20_Internet_20_Link">Георгий Петрович Щедровицкий: Избранные труды. Часть VII. Развитие. Учение. Игра. Игра и «детское общество»</text:a> </text:p>
              </text:list-item>
              <text:list-item>
                <text:p text:style-name="P26"><text:a xlink:type="simple" xlink:href="https://gtmarket.ru/library/basis/3961/4002" text:style-name="Internet_20_link" text:visited-style-name="Visited_20_Internet_20_Link">Георгий Петрович Щедровицкий: Избранные труды. Часть VII. Развитие. Учение. Игра. Развитие детей и проблемы организации нравственного воспитания</text:a> </text:p>
              </text:list-item>
              <text:list-item>
                <text:p text:style-name="P26"><text:a xlink:type="simple" xlink:href="https://gtmarket.ru/library/basis/3961/4003" text:style-name="Internet_20_link" text:visited-style-name="Visited_20_Internet_20_Link">Георгий Петрович Щедровицкий: Избранные труды. Часть VII. Развитие. Учение. Игра. Методологические замечания к педагогическому исследованию игры</text:a> </text:p>
              </text:list-item>
              <text:list-item>
                <text:p text:style-name="P60"><text:a xlink:type="simple" xlink:href="https://gtmarket.ru/library/basis/3961/4004" text:style-name="Internet_20_link" text:visited-style-name="Visited_20_Internet_20_Link">Георгий Петрович Щедровицкий: Избранные труды. Библиография</text:a> </text:p>
              </text:list-item>
            </text:list>
          </table:table-cell>
        </table:table-row>
      </table:table>
      <table:table table:name="Tabelle3" table:style-name="Tabelle3">
        <table:table-column table:style-name="Tabelle3.A"/>
        <table:table-row>
          <table:table-cell table:style-name="Tabelle3.A1" office:value-type="string">
            <text:list xml:id="list220505371" text:style-name="L33">
              <text:list-item>
                <text:p text:style-name="P27"><text:a xlink:type="simple" xlink:href="https://gtmarket.ru/library/basis/7372" text:style-name="Internet_20_link" text:visited-style-name="Visited_20_Internet_20_Link">Владимир Александрович Лефевр: Формула человека. Контуры фундаментальной психологии</text:a> </text:p>
              </text:list-item>
              <text:list-item>
                <text:p text:style-name="P27"><text:a xlink:type="simple" xlink:href="https://gtmarket.ru/library/basis/7366" text:style-name="Internet_20_link" text:visited-style-name="Visited_20_Internet_20_Link">Виталий Георгиевич Горохов: Эволюция инженерии: от простоты к сложности</text:a> </text:p>
              </text:list-item>
              <text:list-item>
                <text:p text:style-name="P27"><text:a xlink:type="simple" xlink:href="https://gtmarket.ru/library/basis/7365" text:style-name="Internet_20_link" text:visited-style-name="Visited_20_Internet_20_Link">Коллектив авторов: Апории дискурса</text:a> </text:p>
              </text:list-item>
              <text:list-item>
                <text:p text:style-name="P27"><text:a xlink:type="simple" xlink:href="https://gtmarket.ru/library/basis/7312" text:style-name="Internet_20_link" text:visited-style-name="Visited_20_Internet_20_Link">Леонид Владимирович Гнатюк: Ритмика и мышление</text:a> </text:p>
              </text:list-item>
              <text:list-item>
                <text:p text:style-name="P27"><text:a xlink:type="simple" xlink:href="https://gtmarket.ru/library/basis/7307" text:style-name="Internet_20_link" text:visited-style-name="Visited_20_Internet_20_Link">Владимир Александрович Лефевр: Конфликтующие структуры</text:a> </text:p>
              </text:list-item>
              <text:list-item>
                <text:p text:style-name="P27"><text:a xlink:type="simple" xlink:href="https://gtmarket.ru/library/basis/7308" text:style-name="Internet_20_link" text:visited-style-name="Visited_20_Internet_20_Link">Владимир Александрович Лефевр, Георгий Львович Смолян: Алгебра конфликта</text:a> </text:p>
              </text:list-item>
              <text:list-item>
                <text:p text:style-name="P27"><text:a xlink:type="simple" xlink:href="https://gtmarket.ru/library/basis/7269" text:style-name="Internet_20_link" text:visited-style-name="Visited_20_Internet_20_Link">Рэндалл Коллинз: Социология философий. Глобальная теория интеллектуального изменения</text:a> </text:p>
              </text:list-item>
              <text:list-item>
                <text:p text:style-name="P27"><text:a xlink:type="simple" xlink:href="https://gtmarket.ru/library/basis/7249" text:style-name="Internet_20_link" text:visited-style-name="Visited_20_Internet_20_Link">Леонид Владимирович Гнатюк: Язык — это мышление?</text:a> </text:p>
              </text:list-item>
              <text:list-item>
                <text:p text:style-name="P27"><text:a xlink:type="simple" xlink:href="https://gtmarket.ru/library/basis/7083" text:style-name="Internet_20_link" text:visited-style-name="Visited_20_Internet_20_Link">Рассел Акофф, Фредерик Эмери: О целеустремлённых системах</text:a> </text:p>
              </text:list-item>
              <text:list-item>
                <text:p text:style-name="P27"><text:a xlink:type="simple" xlink:href="https://gtmarket.ru/library/basis/7079" text:style-name="Internet_20_link" text:visited-style-name="Visited_20_Internet_20_Link">Рассел Акофф, Джейсон Мэгидсон, Герберт Эддисон: Идеализированное проектирование</text:a> </text:p>
              </text:list-item>
              <text:list-item>
                <text:p text:style-name="P27"><text:a xlink:type="simple" xlink:href="https://gtmarket.ru/library/basis/7086" text:style-name="Internet_20_link" text:visited-style-name="Visited_20_Internet_20_Link">Рассел Акофф: Планирование в больших экономических системах</text:a> </text:p>
              </text:list-item>
              <text:list-item>
                <text:p text:style-name="P27"><text:a xlink:type="simple" xlink:href="https://gtmarket.ru/library/basis/6850" text:style-name="Internet_20_link" text:visited-style-name="Visited_20_Internet_20_Link">Мишель Фуко: Археология знания</text:a> </text:p>
              </text:list-item>
              <text:list-item>
                <text:p text:style-name="P61"><text:a xlink:type="simple" xlink:href="https://gtmarket.ru/library/basis/7313" text:style-name="Internet_20_link" text:visited-style-name="Visited_20_Internet_20_Link">Светлана Сергеевна Неретина, Александр Павлович Огурцов: Концепты политического сознания</text:a> </text:p>
              </text:list-item>
            </text:list>
          </table:table-cell>
        </table:table-row>
      </table:table>
      <text:section text:style-name="Sect1" text:name="main">
        <table:table table:name="Tabelle4" table:style-name="Tabelle4">
          <table:table-column table:style-name="Tabelle4.A"/>
          <table:table-row>
            <table:table-cell table:style-name="Tabelle4.A1" office:value-type="string">
              <text:list xml:id="list3781636430" text:style-name="L34">
                <text:list-item>
                  <text:p text:style-name="P28"><text:a xlink:type="simple" xlink:href="https://gtmarket.ru/library/basis/4511" text:style-name="Internet_20_link" text:visited-style-name="Visited_20_Internet_20_Link">Станислав Лем: Сумма технологии</text:a> </text:p>
                </text:list-item>
                <text:list-item>
                  <text:p text:style-name="P28"><text:soft-page-break/><text:a xlink:type="simple" xlink:href="https://gtmarket.ru/library/basis/3893" text:style-name="Internet_20_link" text:visited-style-name="Visited_20_Internet_20_Link">Сэмюэль Хантингтон: Столкновение цивилизаций</text:a> </text:p>
                </text:list-item>
                <text:list-item>
                  <text:p text:style-name="P28"><text:a xlink:type="simple" xlink:href="https://gtmarket.ru/library/basis/6341" text:style-name="Internet_20_link" text:visited-style-name="Visited_20_Internet_20_Link">Фрэнсис Фукуяма: Конец истории и последний человек</text:a> </text:p>
                </text:list-item>
                <text:list-item>
                  <text:p text:style-name="P28"><text:a xlink:type="simple" xlink:href="https://gtmarket.ru/library/basis/4155" text:style-name="Internet_20_link" text:visited-style-name="Visited_20_Internet_20_Link">Игорь Ансофф: Стратегическое управление</text:a> </text:p>
                </text:list-item>
                <text:list-item>
                  <text:p text:style-name="P28"><text:a xlink:type="simple" xlink:href="https://gtmarket.ru/library/basis/3631" text:style-name="Internet_20_link" text:visited-style-name="Visited_20_Internet_20_Link">Фредерик Тейлор: Принципы научного менеджмента</text:a> </text:p>
                </text:list-item>
                <text:list-item>
                  <text:p text:style-name="P28"><text:a xlink:type="simple" xlink:href="https://gtmarket.ru/library/basis/3464" text:style-name="Internet_20_link" text:visited-style-name="Visited_20_Internet_20_Link">Жан Бодрийяр: Общество потребления</text:a> </text:p>
                </text:list-item>
                <text:list-item>
                  <text:p text:style-name="P28"><text:a xlink:type="simple" xlink:href="https://gtmarket.ru/library/basis/5091" text:style-name="Internet_20_link" text:visited-style-name="Visited_20_Internet_20_Link">Филип Котлер: Основы маркетинга</text:a> </text:p>
                </text:list-item>
                <text:list-item>
                  <text:p text:style-name="P28"><text:a xlink:type="simple" xlink:href="https://gtmarket.ru/library/basis/5021" text:style-name="Internet_20_link" text:visited-style-name="Visited_20_Internet_20_Link">Джон Гэлбрейт: Новое индустриальное общество</text:a> </text:p>
                </text:list-item>
                <text:list-item>
                  <text:p text:style-name="P28"><text:a xlink:type="simple" xlink:href="https://gtmarket.ru/library/basis/3698" text:style-name="Internet_20_link" text:visited-style-name="Visited_20_Internet_20_Link">Рене Декарт: Рассуждение о методе</text:a> </text:p>
                </text:list-item>
                <text:list-item>
                  <text:p text:style-name="P62"><text:a xlink:type="simple" xlink:href="https://gtmarket.ru/library/basis/3115" text:style-name="Internet_20_link" text:visited-style-name="Visited_20_Internet_20_Link">Льюис Мамфорд: Миф машины. Техника и развитие человечества</text:a> </text:p>
                </text:list-item>
              </text:list>
            </table:table-cell>
          </table:table-row>
        </table:table>
        <text:p text:style-name="Text_20_body"/>
      </text:section>
      <text:section text:style-name="Sect1" text:name="Bereich1">
        <text:p text:style-name="Text_20_body"><text:bookmark text:name="page"/><text:bookmark text:name="search"/>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23:31:19.881581775</meta:creation-date>
    <dc:date>2021-03-30T23:34:37.976496673</dc:date>
    <meta:editing-duration>PT3M18S</meta:editing-duration>
    <meta:editing-cycles>1</meta:editing-cycles>
    <meta:document-statistic meta:table-count="4" meta:image-count="0" meta:object-count="0" meta:page-count="28" meta:paragraph-count="747" meta:word-count="11650" meta:character-count="80745" meta:non-whitespace-character-count="69426"/>
    <meta:generator>LibreOffice/6.4.6.2$Linux_X86_64 LibreOffice_project/40$Build-2</meta:generator>
  </office:meta>
</office:document-meta>
</file>